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c1c1c" draw:marker-start-width="0.321cm" draw:marker-end-width="0.321cm" draw:fill-color="#ffdbb6" draw:textarea-horizontal-align="justify" draw:textarea-vertical-align="middle" draw:auto-grow-height="false" fo:min-height="8.64cm" fo:min-width="5.724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1c1c1c" draw:marker-start-width="0.321cm" draw:marker-end-width="0.321cm" draw:fill-color="#ffdbb6" draw:textarea-horizontal-align="justify" draw:textarea-vertical-align="middle" draw:auto-grow-height="false" fo:min-height="8.64cm" fo:min-width="5.469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356cm" fo:min-width="4.027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092cm" fo:min-width="3.763cm" fo:padding-top="0.165cm" fo:padding-bottom="0.165cm" fo:padding-left="0.29cm" fo:padding-right="0.29cm"/>
      <style:paragraph-properties style:writing-mode="lr-tb"/>
    </style:style>
    <style:style style:name="gr5" style:family="graphic" style:parent-style-name="objectwithoutfill">
      <style:graphic-properties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449cm" fo:min-width="4.119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599cm" fo:min-width="3.637cm" fo:padding-top="0.165cm" fo:padding-bottom="0.165cm" fo:padding-left="0.29cm" fo:padding-right="0.29cm"/>
      <style:paragraph-properties style:writing-mode="lr-tb"/>
    </style:style>
    <style:style style:name="gr9" style:family="graphic" style:parent-style-name="objectwithoutfill">
      <style:graphic-properties svg:stroke-width="0.081cm" svg:stroke-color="#1c1c1c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195cm" fo:min-width="0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092cm" fo:min-width="4.271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132cm" fo:min-width="6.724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middle" draw:auto-grow-height="false" fo:min-height="2.671cm" fo:min-width="23.503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middle" draw:auto-grow-height="false" fo:min-height="5.4cm" fo:min-width="17.327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middle" draw:auto-grow-height="false" fo:min-height="2.591cm" fo:min-width="17.073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104cm" fo:min-width="3.775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3.56cm" fo:min-width="4.58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899cm" fo:min-width="3.583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275cm" fo:min-width="4.12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401cm" fo:min-width="2.167cm" fo:padding-top="0.165cm" fo:padding-bottom="0.165cm" fo:padding-left="0.29cm" fo:padding-right="0.29cm"/>
      <style:paragraph-properties style:writing-mode="lr-tb"/>
    </style:style>
    <style:style style:name="gr21" style:family="graphic" style:parent-style-name="standard">
      <style:graphic-properties svg:stroke-width="0.106cm" svg:stroke-color="#1c1c1c" draw:marker-start-width="0.359cm" draw:marker-end-width="0.359cm" draw:fill="none" draw:textarea-horizontal-align="justify" draw:textarea-vertical-align="middle" draw:auto-grow-height="false" fo:min-height="6.127cm" fo:min-width="5.877cm" fo:padding-top="0.178cm" fo:padding-bottom="0.178cm" fo:padding-left="0.303cm" fo:padding-right="0.303cm"/>
    </style:style>
    <style:style style:name="gr22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893cm" fo:min-width="2.802cm" fo:padding-top="0.165cm" fo:padding-bottom="0.165cm" fo:padding-left="0.29cm" fo:padding-right="0.29cm"/>
      <style:paragraph-properties style:writing-mode="lr-tb"/>
    </style:style>
    <style:style style:name="gr23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813cm" fo:min-width="2.722cm" fo:padding-top="0.165cm" fo:padding-bottom="0.165cm" fo:padding-left="0.29cm" fo:padding-right="0.29cm"/>
      <style:paragraph-properties style:writing-mode="lr-tb"/>
    </style:style>
    <style:style style:name="gr24" style:family="graphic" style:parent-style-name="standard">
      <style:graphic-properties svg:stroke-width="0.035cm" svg:stroke-color="#1c1c1c" draw:marker-start-width="0.252cm" draw:marker-end-width="0.252cm" draw:fill-color="#1c1c1c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5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275cm" fo:min-width="3.369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05cm" fo:min-width="3.685cm" fo:padding-top="0.165cm" fo:padding-bottom="0.165cm" fo:padding-left="0.29cm" fo:padding-right="0.29cm"/>
      <style:paragraph-properties style:writing-mode="lr-tb"/>
    </style:style>
    <style:style style:name="P1" style:family="paragraph">
      <loext:graphic-properties draw:fill-color="#ffdbb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1c1c1c"/>
      <style:paragraph-properties fo:text-align="center"/>
    </style:style>
    <style:style style:name="P9" style:family="paragraph">
      <style:paragraph-properties fo:text-align="center"/>
      <style:text-properties fo:font-style="italic" style:font-style-asian="italic" style:font-style-complex="italic"/>
    </style:style>
    <style:style style:name="P10" style:family="paragraph">
      <loext:graphic-properties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6.224cm" svg:height="8.89cm" svg:x="14.715cm" svg:y="17.764cm">
          <draw:glue-point draw:id="4" svg:x="-4.998cm" svg:y="0.428cm"/>
          <draw:glue-point draw:id="5" svg:x="-4.998cm" svg:y="-0.428cm"/>
          <draw:glue-point draw:id="6" svg:x="-4.998cm" svg:y="-3.857cm"/>
          <draw:glue-point draw:id="7" svg:x="-4.998cm" svg:y="-3cm"/>
          <draw:glue-point draw:id="8" svg:x="-4.998cm" svg:y="3cm"/>
          <draw:glue-point draw:id="9" svg:x="-4.998cm" svg:y="3.714cm"/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5.969cm" svg:height="8.89cm" svg:x="6.715cm" svg:y="17.764cm">
          <draw:glue-point draw:id="4" svg:x="5cm" svg:y="-0.428cm"/>
          <draw:glue-point draw:id="5" svg:x="5cm" svg:y="0.428cm"/>
          <draw:glue-point draw:id="6" svg:x="5cm" svg:y="-3.857cm"/>
          <draw:glue-point draw:id="7" svg:x="5cm" svg:y="-3cm"/>
          <draw:glue-point draw:id="8" svg:x="5cm" svg:y="3cm"/>
          <draw:glue-point draw:id="9" svg:x="5cm" svg:y="3.714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.699cm" svg:height="1.778cm" svg:x="0.343cm" svg:y="0.721cm">
          <text:p text:style-name="P2">Requirements<text:line-break/>definition</text:p>
          <draw:enhanced-geometry svg:viewBox="0 0 21600 21600" draw:path-stretchpoint-x="10800" draw:path-stretchpoint-y="10800" draw:text-areas="?f3 ?f4 ?f5 ?f6" draw:type="round-rectangle" draw:modifiers="7394.26644182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" draw:id="id2" draw:layer="layout" svg:width="4.699cm" svg:height="1.778cm" svg:x="4.343cm" svg:y="3.722cm">
          <text:p text:style-name="P2">System and<text:line-break/>software design</text:p>
          <draw:enhanced-geometry svg:viewBox="0 0 21600 21600" draw:path-stretchpoint-x="10800" draw:path-stretchpoint-y="10800" draw:text-areas="?f3 ?f4 ?f5 ?f6" draw:type="round-rectangle" draw:modifiers="7394.26644182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3" draw:id="id3" draw:layer="layout" svg:width="4.699cm" svg:height="1.778cm" svg:x="8.343cm" svg:y="6.723cm">
          <text:p text:style-name="P2">Implementation<text:line-break/>and unit testing</text:p>
          <draw:enhanced-geometry svg:viewBox="0 0 21600 21600" draw:path-stretchpoint-x="10800" draw:path-stretchpoint-y="10800" draw:text-areas="?f3 ?f4 ?f5 ?f6" draw:type="round-rectangle" draw:modifiers="7394.26644182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4" draw:id="id4" draw:layer="layout" svg:width="4.699cm" svg:height="1.778cm" svg:x="12.343cm" svg:y="9.724cm">
          <text:p text:style-name="P2">Integration and<text:line-break/>system testing</text:p>
          <draw:enhanced-geometry svg:viewBox="0 0 21600 21600" draw:path-stretchpoint-x="10800" draw:path-stretchpoint-y="10800" draw:text-areas="?f3 ?f4 ?f5 ?f6" draw:type="round-rectangle" draw:modifiers="7394.26644182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5" draw:id="id5" draw:layer="layout" svg:width="4.699cm" svg:height="1.778cm" svg:x="16.343cm" svg:y="12.725cm">
          <text:p text:style-name="P2">Operation and<text:line-break/>maintenance</text:p>
          <draw:enhanced-geometry svg:viewBox="0 0 21600 21600" draw:path-stretchpoint-x="10800" draw:path-stretchpoint-y="10800" draw:text-areas="?f3 ?f4 ?f5 ?f6" draw:type="round-rectangle" draw:modifiers="7394.26644182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5.042cm" svg:y1="1.61cm" svg:x2="6.692cm" svg:y2="3.722cm" draw:start-shape="id1" draw:start-glue-point="1" draw:end-shape="id2" draw:end-glue-point="0" svg:d="M5042 1610h1650v2112" svg:viewBox="0 0 1651 2113">
          <text:p/>
        </draw:connector>
        <draw:connector draw:style-name="gr5" draw:text-style-name="P4" draw:layer="layout" svg:x1="9.042cm" svg:y1="4.611cm" svg:x2="10.692cm" svg:y2="6.723cm" draw:start-shape="id2" draw:start-glue-point="1" draw:end-shape="id3" draw:end-glue-point="0" svg:d="M9042 4611h1650v2112" svg:viewBox="0 0 1651 2113">
          <text:p/>
        </draw:connector>
        <draw:connector draw:style-name="gr5" draw:text-style-name="P4" draw:layer="layout" svg:x1="13.042cm" svg:y1="7.612cm" svg:x2="14.692cm" svg:y2="9.724cm" draw:start-shape="id3" draw:start-glue-point="1" draw:end-shape="id4" draw:end-glue-point="0" svg:d="M13042 7612h1650v2112" svg:viewBox="0 0 1651 2113">
          <text:p/>
        </draw:connector>
        <draw:connector draw:style-name="gr5" draw:text-style-name="P4" draw:layer="layout" svg:x1="17.042cm" svg:y1="10.613cm" svg:x2="18.692cm" svg:y2="12.725cm" draw:start-shape="id4" draw:start-glue-point="1" draw:end-shape="id5" draw:end-glue-point="0" svg:d="M17042 10613h1650v2112" svg:viewBox="0 0 1651 2113">
          <text:p/>
        </draw:connector>
        <draw:connector draw:style-name="gr5" draw:text-style-name="P4" draw:layer="layout" svg:x1="16.343cm" svg:y1="13.614cm" svg:x2="14.692cm" svg:y2="11.502cm" draw:start-shape="id5" draw:start-glue-point="3" draw:end-shape="id4" draw:end-glue-point="2" svg:d="M16343 13614h-1651v-2112" svg:viewBox="0 0 1652 2113">
          <text:p/>
        </draw:connector>
        <draw:connector draw:style-name="gr5" draw:text-style-name="P4" draw:layer="layout" svg:x1="16.343cm" svg:y1="13.614cm" svg:x2="10.692cm" svg:y2="8.501cm" draw:start-shape="id5" draw:start-glue-point="3" draw:end-shape="id3" draw:end-glue-point="2" svg:d="M16343 13614h-5651v-5113" svg:viewBox="0 0 5652 5114">
          <text:p/>
        </draw:connector>
        <draw:connector draw:style-name="gr5" draw:text-style-name="P4" draw:layer="layout" svg:x1="16.343cm" svg:y1="13.614cm" svg:x2="6.692cm" svg:y2="5.5cm" draw:start-shape="id5" draw:start-glue-point="3" draw:end-shape="id2" draw:end-glue-point="2" svg:d="M16343 13614h-9651v-8114" svg:viewBox="0 0 9652 8115">
          <text:p/>
        </draw:connector>
        <draw:connector draw:style-name="gr5" draw:text-style-name="P4" draw:layer="layout" svg:x1="16.343cm" svg:y1="13.614cm" svg:x2="2.692cm" svg:y2="2.499cm" draw:start-shape="id5" draw:start-glue-point="3" draw:end-shape="id1" draw:end-glue-point="2" svg:d="M16343 13614h-13651v-11115" svg:viewBox="0 0 13652 11116">
          <text:p/>
        </draw:connector>
        <draw:custom-shape draw:style-name="gr4" draw:text-style-name="P3" xml:id="id6" draw:id="id6" draw:layer="layout" svg:width="4.699cm" svg:height="1.778cm" svg:x="-0.657cm" svg:y="21.322cm">
          <text:p text:style-name="P2">Outline<text:line-break/>description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9" draw:id="id9" draw:layer="layout" svg:width="4.699cm" svg:height="1.778cm" svg:x="7.343cm" svg:y="21.323cm">
          <draw:glue-point draw:id="4" svg:x="-1.74cm" svg:y="4.983cm"/>
          <draw:glue-point draw:id="5" svg:x="1.772cm" svg:y="4.983cm"/>
          <draw:glue-point draw:id="6" svg:x="-1.74cm" svg:y="-5.016cm"/>
          <draw:glue-point draw:id="7" svg:x="1.772cm" svg:y="-5.016cm"/>
          <text:p text:style-name="P2">Development</text:p>
          <draw:enhanced-geometry svg:viewBox="0 0 21600 21600" draw:path-stretchpoint-x="10800" draw:path-stretchpoint-y="10800" draw:text-areas="?f3 ?f4 ?f5 ?f6" draw:type="round-rectangle" draw:modifiers="7394.26644182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0" draw:id="id10" draw:layer="layout" svg:width="4.699cm" svg:height="1.778cm" svg:x="7.343cm" svg:y="18.324cm">
          <draw:glue-point draw:id="4" svg:x="1.772cm" svg:y="5.236cm"/>
          <draw:glue-point draw:id="5" svg:x="-1.74cm" svg:y="5.236cm"/>
          <text:p text:style-name="P2">Specification</text:p>
          <draw:enhanced-geometry svg:viewBox="0 0 21600 21600" draw:path-stretchpoint-x="10800" draw:path-stretchpoint-y="10800" draw:text-areas="?f3 ?f4 ?f5 ?f6" draw:type="round-rectangle" draw:modifiers="7394.26644182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1" draw:id="id11" draw:layer="layout" svg:width="4.699cm" svg:height="1.778cm" svg:x="7.343cm" svg:y="24.324cm">
          <draw:glue-point draw:id="4" svg:x="-1.74cm" svg:y="-5.23cm"/>
          <draw:glue-point draw:id="5" svg:x="1.772cm" svg:y="-5.23cm"/>
          <text:p text:style-name="P2">Validation</text:p>
          <draw:enhanced-geometry svg:viewBox="0 0 21600 21600" draw:path-stretchpoint-x="10800" draw:path-stretchpoint-y="10800" draw:text-areas="?f3 ?f4 ?f5 ?f6" draw:type="round-rectangle" draw:modifiers="7394.26644182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699cm" svg:height="1.778cm" svg:x="15.743cm" svg:y="21.724cm">
          <text:p text:style-name="P2"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699cm" svg:height="1.778cm" svg:x="15.343cm" svg:y="18.325cm">
          <text:p text:style-name="P2">Initial<text:line-break/>version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699cm" svg:height="1.778cm" svg:x="15.343cm" svg:y="24.325cm">
          <text:p text:style-name="P2">Final<text:line-break/>version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699cm" svg:height="1.778cm" svg:x="15.543cm" svg:y="21.52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699cm" svg:height="1.778cm" svg:x="15.343cm" svg:y="21.326cm">
          <text:p text:style-name="P2">Intermediate<text:line-break/>version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draw:type="line" svg:x1="4.042cm" svg:y1="22.211cm" svg:x2="6.715cm" svg:y2="22.209cm" draw:start-shape="id6" draw:start-glue-point="1" draw:end-shape="id7" draw:end-glue-point="3" svg:d="M4042 22211l2673-2" svg:viewBox="0 0 2674 3">
          <text:p/>
        </draw:connector>
        <draw:connector draw:style-name="gr5" draw:text-style-name="P4" draw:layer="layout" draw:type="line" svg:x1="12.683cm" svg:y1="21.829cm" svg:x2="14.717cm" svg:y2="21.829cm" draw:start-shape="id7" draw:start-glue-point="4" draw:end-shape="id8" draw:end-glue-point="5" svg:d="M12683 21829h2034" svg:viewBox="0 0 2035 1">
          <text:p/>
        </draw:connector>
        <draw:connector draw:style-name="gr5" draw:text-style-name="P4" draw:layer="layout" draw:type="line" svg:x1="14.717cm" svg:y1="22.589cm" svg:x2="12.683cm" svg:y2="22.589cm" draw:start-shape="id8" draw:start-glue-point="4" draw:end-shape="id7" draw:end-glue-point="5" svg:d="M14717 22589h-2034" svg:viewBox="0 0 2035 1">
          <text:p/>
        </draw:connector>
        <draw:connector draw:style-name="gr5" draw:text-style-name="P4" draw:layer="layout" draw:type="line" svg:x1="12.683cm" svg:y1="18.781cm" svg:x2="14.717cm" svg:y2="18.781cm" draw:start-shape="id7" draw:start-glue-point="6" draw:end-shape="id8" draw:end-glue-point="6" svg:d="M12683 18781h2034" svg:viewBox="0 0 2035 1">
          <text:p/>
        </draw:connector>
        <draw:connector draw:style-name="gr5" draw:text-style-name="P4" draw:layer="layout" draw:type="line" svg:x1="14.717cm" svg:y1="19.542cm" svg:x2="12.683cm" svg:y2="19.542cm" draw:start-shape="id8" draw:start-glue-point="7" draw:end-shape="id7" draw:end-glue-point="7" svg:d="M14717 19542h-2034" svg:viewBox="0 0 2035 1">
          <text:p/>
        </draw:connector>
        <draw:connector draw:style-name="gr5" draw:text-style-name="P4" draw:layer="layout" draw:type="line" svg:x1="12.683cm" svg:y1="24.876cm" svg:x2="14.717cm" svg:y2="24.876cm" draw:start-shape="id7" draw:start-glue-point="8" draw:end-shape="id8" draw:end-glue-point="8" svg:d="M12683 24876h2034" svg:viewBox="0 0 2035 1">
          <text:p/>
        </draw:connector>
        <draw:connector draw:style-name="gr5" draw:text-style-name="P4" draw:layer="layout" draw:type="line" svg:x1="8.875cm" svg:y1="21.323cm" svg:x2="8.875cm" svg:y2="20.102cm" draw:start-shape="id9" draw:start-glue-point="6" draw:end-shape="id10" draw:end-glue-point="5" svg:d="M8875 21323v-1221" svg:viewBox="0 0 1 1222">
          <text:p/>
        </draw:connector>
        <draw:connector draw:style-name="gr5" draw:text-style-name="P4" draw:layer="layout" draw:type="line" svg:x1="10.524cm" svg:y1="20.102cm" svg:x2="10.524cm" svg:y2="21.323cm" draw:start-shape="id10" draw:start-glue-point="4" draw:end-shape="id9" draw:end-glue-point="7" svg:d="M10524 20102v1221" svg:viewBox="0 0 1 1222">
          <text:p/>
        </draw:connector>
        <draw:connector draw:style-name="gr5" draw:text-style-name="P4" draw:layer="layout" draw:type="line" svg:x1="10.524cm" svg:y1="23.097cm" svg:x2="10.524cm" svg:y2="24.324cm" draw:start-shape="id9" draw:start-glue-point="5" draw:end-shape="id11" draw:end-glue-point="5" svg:d="M10524 23097v1227" svg:viewBox="0 0 1 1228">
          <text:p/>
        </draw:connector>
        <draw:connector draw:style-name="gr5" draw:text-style-name="P4" draw:layer="layout" draw:type="line" svg:x1="8.875cm" svg:y1="24.324cm" svg:x2="8.875cm" svg:y2="23.097cm" draw:start-shape="id11" draw:start-glue-point="4" draw:end-shape="id9" draw:end-glue-point="4" svg:d="M8875 24324v-1227" svg:viewBox="0 0 1 1228">
          <text:p/>
        </draw:connector>
        <draw:frame draw:style-name="gr7" draw:text-style-name="P5" draw:layer="layout" svg:width="3.635cm" svg:height="1.673cm" svg:x="7.931cm" svg:y="15.902cm">
          <draw:text-box>
            <text:p text:style-name="P2">Concurrent<text:line-break/>activities</text:p>
          </draw:text-box>
        </draw:frame>
      </draw:page>
      <draw:page draw:name="page2" draw:style-name="dp1" draw:master-page-name="Default">
        <draw:custom-shape draw:style-name="gr4" draw:text-style-name="P3" xml:id="id14" draw:id="id14" draw:layer="layout" svg:width="4.699cm" svg:height="1.778cm" svg:x="-8.657cm" svg:y="4.736cm">
          <text:p text:style-name="P2">Requirements<text:line-break/>specification</text:p>
          <draw:enhanced-geometry svg:viewBox="0 0 21600 21600" draw:path-stretchpoint-x="10800" draw:path-stretchpoint-y="10800" draw:text-areas="?f3 ?f4 ?f5 ?f6" draw:type="round-rectangle" draw:modifiers="7394.26644182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0" draw:id="id20" draw:layer="layout" svg:width="4.699cm" svg:height="1.778cm" svg:x="-0.657cm" svg:y="2.726cm">
          <text:p text:style-name="P2">Software<text:line-break/>discovery</text:p>
          <draw:enhanced-geometry svg:viewBox="0 0 21600 21600" draw:path-stretchpoint-x="10800" draw:path-stretchpoint-y="10800" draw:text-areas="?f3 ?f4 ?f5 ?f6" draw:type="round-rectangle" draw:modifiers="7394.26644182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1" draw:id="id21" draw:layer="layout" svg:width="4.699cm" svg:height="1.778cm" svg:x="-0.657cm" svg:y="6.727cm">
          <text:p text:style-name="P2">Software<text:line-break/>evaluation</text:p>
          <draw:enhanced-geometry svg:viewBox="0 0 21600 21600" draw:path-stretchpoint-x="10800" draw:path-stretchpoint-y="10800" draw:text-areas="?f3 ?f4 ?f5 ?f6" draw:type="round-rectangle" draw:modifiers="7394.26644182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7" draw:id="id17" draw:layer="layout" svg:width="4.699cm" svg:height="1.778cm" svg:x="7.343cm" svg:y="4.736cm">
          <text:p text:style-name="P2">Requirements<text:line-break/>refinement</text:p>
          <draw:enhanced-geometry svg:viewBox="0 0 21600 21600" draw:path-stretchpoint-x="10800" draw:path-stretchpoint-y="10800" draw:text-areas="?f3 ?f4 ?f5 ?f6" draw:type="round-rectangle" draw:modifiers="7394.26644182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22" draw:id="id22" draw:layer="layout" svg:width="4.699cm" svg:height="2.411cm" svg:x="18.243cm" svg:y="1.996cm">
          <text:p text:style-name="P2">Configure<text:line-break/>application<text:line-break/>system</text:p>
          <draw:enhanced-geometry svg:viewBox="0 0 21600 21600" draw:path-stretchpoint-x="10800" draw:path-stretchpoint-y="10800" draw:text-areas="?f3 ?f4 ?f5 ?f6" draw:type="round-rectangle" draw:modifiers="7394.26644182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4" draw:id="id24" draw:layer="layout" svg:width="4.699cm" svg:height="1.778cm" svg:x="20.343cm" svg:y="4.73cm">
          <text:p text:style-name="P2">Adapt<text:line-break/>components</text:p>
          <draw:enhanced-geometry svg:viewBox="0 0 21600 21600" draw:path-stretchpoint-x="10800" draw:path-stretchpoint-y="10800" draw:text-areas="?f3 ?f4 ?f5 ?f6" draw:type="round-rectangle" draw:modifiers="7394.26644182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5" draw:id="id25" draw:layer="layout" svg:width="4.699cm" svg:height="1.778cm" svg:x="20.343cm" svg:y="7.731cm">
          <text:p text:style-name="P2">Develop new<text:line-break/>components</text:p>
          <draw:enhanced-geometry svg:viewBox="0 0 21600 21600" draw:path-stretchpoint-x="10800" draw:path-stretchpoint-y="10800" draw:text-areas="?f3 ?f4 ?f5 ?f6" draw:type="round-rectangle" draw:modifiers="7394.26644182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3" draw:id="id13" draw:layer="layout" svg:width="4.699cm" svg:height="1.778cm" svg:x="27.343cm" svg:y="6.132cm">
          <text:p text:style-name="P2">Integrate<text:line-break/>system</text:p>
          <draw:enhanced-geometry svg:viewBox="0 0 21600 21600" draw:path-stretchpoint-x="10800" draw:path-stretchpoint-y="10800" draw:text-areas="?f3 ?f4 ?f5 ?f6" draw:type="round-rectangle" draw:modifiers="7394.26644182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4" xml:id="id15" draw:id="id15" draw:layer="layout" svg:x1="-2.048cm" svg:y1="4.228cm" svg:x2="-2.048cm" svg:y2="7.022cm">
          <draw:glue-point draw:id="4" svg:x="0cm" svg:y="2.369cm"/>
          <draw:glue-point draw:id="5" svg:x="0cm" svg:y="-2.63cm"/>
          <text:p/>
        </draw:line>
        <draw:line draw:style-name="gr9" draw:text-style-name="P4" xml:id="id16" draw:id="id16" draw:layer="layout" svg:x1="5.952cm" svg:y1="4.228cm" svg:x2="5.952cm" svg:y2="7.022cm">
          <draw:glue-point draw:id="4" svg:x="10cm" svg:y="-2.63cm"/>
          <draw:glue-point draw:id="5" svg:x="10cm" svg:y="2.369cm"/>
          <text:p/>
        </draw:line>
        <draw:line draw:style-name="gr9" draw:text-style-name="P4" xml:id="id19" draw:id="id19" draw:layer="layout" svg:x1="15.952cm" svg:y1="4.228cm" svg:x2="15.952cm" svg:y2="7.022cm">
          <draw:glue-point draw:id="4" svg:x="10cm" svg:y="-2.63cm"/>
          <draw:glue-point draw:id="5" svg:x="10cm" svg:y="2.369cm"/>
          <text:p/>
        </draw:line>
        <draw:line draw:style-name="gr9" draw:text-style-name="P4" xml:id="id23" draw:id="id23" draw:layer="layout" svg:x1="18.252cm" svg:y1="5.628cm" svg:x2="18.252cm" svg:y2="8.422cm">
          <draw:glue-point draw:id="4" svg:x="10cm" svg:y="-2.186cm"/>
          <draw:glue-point draw:id="5" svg:x="10cm" svg:y="1.904cm"/>
          <text:p/>
        </draw:line>
        <draw:line draw:style-name="gr9" draw:text-style-name="P4" xml:id="id12" draw:id="id12" draw:layer="layout" svg:x1="26.252cm" svg:y1="5.628cm" svg:x2="26.252cm" svg:y2="8.422cm">
          <draw:glue-point draw:id="4" svg:x="10cm" svg:y="-2.641cm"/>
          <draw:glue-point draw:id="5" svg:x="10cm" svg:y="2.358cm"/>
          <text:p/>
        </draw:line>
        <draw:connector draw:style-name="gr5" draw:text-style-name="P4" draw:layer="layout" draw:type="line" svg:x1="26.252cm" svg:y1="7.025cm" svg:x2="27.343cm" svg:y2="7.021cm" draw:start-shape="id12" draw:start-glue-point="1" draw:end-shape="id13" draw:end-glue-point="3" svg:d="M26252 7025l1091-4" svg:viewBox="0 0 1092 5">
          <text:p/>
        </draw:connector>
        <draw:connector draw:style-name="gr5" draw:text-style-name="P4" draw:layer="layout" draw:type="line" svg:x1="-3.958cm" svg:y1="5.625cm" svg:x2="-2.048cm" svg:y2="5.625cm" draw:start-shape="id14" draw:start-glue-point="1" draw:end-shape="id15" draw:end-glue-point="1" svg:d="M-3958 5625h1910" svg:viewBox="0 0 1911 1">
          <text:p/>
        </draw:connector>
        <draw:connector draw:style-name="gr5" draw:text-style-name="P4" draw:layer="layout" draw:type="line" svg:x1="5.952cm" svg:y1="5.625cm" svg:x2="7.343cm" svg:y2="5.625cm" draw:start-shape="id16" draw:start-glue-point="1" draw:end-shape="id17" draw:end-glue-point="3" svg:d="M5952 5625h1391" svg:viewBox="0 0 1392 1">
          <text:p/>
        </draw:connector>
        <draw:custom-shape draw:style-name="gr10" draw:text-style-name="P3" xml:id="id18" draw:id="id18" draw:layer="layout" svg:width="0.889cm" svg:height="0.889cm" svg:x="13.573cm" svg:y="5.1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4" draw:layer="layout" draw:type="line" svg:x1="12.042cm" svg:y1="5.625cm" svg:x2="13.573cm" svg:y2="5.625cm" draw:start-shape="id17" draw:start-glue-point="1" draw:end-shape="id18" draw:end-glue-point="5" svg:d="M12042 5625h1531" svg:viewBox="0 0 1532 1">
          <text:p/>
        </draw:connector>
        <draw:connector draw:style-name="gr5" draw:text-style-name="P4" draw:layer="layout" draw:type="line" svg:x1="14.462cm" svg:y1="5.625cm" svg:x2="15.952cm" svg:y2="5.625cm" draw:start-shape="id18" draw:start-glue-point="7" draw:end-shape="id19" draw:end-glue-point="1" svg:d="M14462 5625h1490" svg:viewBox="0 0 1491 1">
          <text:p/>
        </draw:connector>
        <draw:connector draw:style-name="gr5" draw:text-style-name="P4" draw:layer="layout" draw:type="line" svg:x1="-2.048cm" svg:y1="4.891cm" svg:x2="-0.657cm" svg:y2="3.615cm" draw:start-shape="id15" draw:start-glue-point="5" draw:end-shape="id20" draw:end-glue-point="3" svg:d="M-2048 4891l1391-1276" svg:viewBox="0 0 1392 1277">
          <text:p/>
        </draw:connector>
        <draw:connector draw:style-name="gr5" draw:text-style-name="P4" draw:layer="layout" draw:type="line" svg:x1="-2.048cm" svg:y1="6.286cm" svg:x2="-0.657cm" svg:y2="7.616cm" draw:start-shape="id15" draw:start-glue-point="4" draw:end-shape="id21" draw:end-glue-point="3" svg:d="M-2048 6286l1391 1330" svg:viewBox="0 0 1392 1331">
          <text:p/>
        </draw:connector>
        <draw:connector draw:style-name="gr5" draw:text-style-name="P4" draw:layer="layout" draw:type="line" svg:x1="4.042cm" svg:y1="7.616cm" svg:x2="5.952cm" svg:y2="6.286cm" draw:start-shape="id21" draw:start-glue-point="1" draw:end-shape="id16" draw:end-glue-point="5" svg:d="M4042 7616l1910-1330" svg:viewBox="0 0 1911 1331">
          <text:p/>
        </draw:connector>
        <draw:connector draw:style-name="gr5" draw:text-style-name="P4" draw:layer="layout" draw:type="line" svg:x1="4.042cm" svg:y1="3.615cm" svg:x2="5.952cm" svg:y2="4.891cm" draw:start-shape="id20" draw:start-glue-point="1" draw:end-shape="id16" draw:end-glue-point="4" svg:d="M4042 3615l1910 1276" svg:viewBox="0 0 1911 1277">
          <text:p/>
        </draw:connector>
        <draw:connector draw:style-name="gr5" draw:text-style-name="P4" draw:layer="layout" draw:type="line" svg:x1="15.952cm" svg:y1="4.891cm" svg:x2="18.243cm" svg:y2="3.201cm" draw:start-shape="id19" draw:start-glue-point="4" draw:end-shape="id22" draw:end-glue-point="3" svg:d="M15952 4891l2291-1690" svg:viewBox="0 0 2292 1691">
          <text:p/>
        </draw:connector>
        <draw:connector draw:style-name="gr5" draw:text-style-name="P4" draw:layer="layout" draw:type="line" svg:x1="15.952cm" svg:y1="6.286cm" svg:x2="18.252cm" svg:y2="7.025cm" draw:start-shape="id19" draw:start-glue-point="5" draw:end-shape="id23" draw:end-glue-point="1" svg:d="M15952 6286l2300 739" svg:viewBox="0 0 2301 740">
          <text:p/>
        </draw:connector>
        <draw:connector draw:style-name="gr5" draw:text-style-name="P4" draw:layer="layout" draw:type="line" svg:x1="18.252cm" svg:y1="6.415cm" svg:x2="20.343cm" svg:y2="5.619cm" draw:start-shape="id23" draw:start-glue-point="4" draw:end-shape="id24" draw:end-glue-point="3" svg:d="M18252 6415l2091-796" svg:viewBox="0 0 2092 797">
          <text:p/>
        </draw:connector>
        <draw:connector draw:style-name="gr5" draw:text-style-name="P4" draw:layer="layout" draw:type="line" svg:x1="18.252cm" svg:y1="7.556cm" svg:x2="20.343cm" svg:y2="8.62cm" draw:start-shape="id23" draw:start-glue-point="5" draw:end-shape="id25" draw:end-glue-point="3" svg:d="M18252 7556l2091 1064" svg:viewBox="0 0 2092 1065">
          <text:p/>
        </draw:connector>
        <draw:connector draw:style-name="gr5" draw:text-style-name="P4" draw:layer="layout" draw:type="line" svg:x1="25.042cm" svg:y1="5.619cm" svg:x2="26.252cm" svg:y2="6.288cm" draw:start-shape="id24" draw:start-glue-point="1" draw:end-shape="id12" draw:end-glue-point="4" svg:d="M25042 5619l1210 669" svg:viewBox="0 0 1211 670">
          <text:p/>
        </draw:connector>
        <draw:connector draw:style-name="gr5" draw:text-style-name="P4" draw:layer="layout" draw:type="line" svg:x1="25.042cm" svg:y1="8.62cm" svg:x2="26.252cm" svg:y2="7.683cm" draw:start-shape="id25" draw:start-glue-point="1" draw:end-shape="id12" draw:end-glue-point="5" svg:d="M25042 8620l1210-937" svg:viewBox="0 0 1211 938">
          <text:p/>
        </draw:connector>
        <draw:connector draw:style-name="gr5" draw:text-style-name="P4" draw:layer="layout" draw:line-skew="-2.861cm" svg:x1="9.692cm" svg:y1="4.736cm" svg:x2="-6.308cm" svg:y2="4.736cm" draw:start-shape="id17" draw:start-glue-point="0" draw:end-shape="id14" draw:end-glue-point="0" svg:d="M9692 4736v-3402h-16000v3402" svg:viewBox="0 0 16001 3403">
          <text:p/>
        </draw:connector>
        <draw:frame draw:style-name="gr7" draw:text-style-name="P5" draw:layer="layout" svg:width="5.785cm" svg:height="1.673cm" svg:x="12.181cm" svg:y="1.842cm">
          <draw:text-box>
            <text:p text:style-name="P2">Application system<text:line-break/>available</text:p>
          </draw:text-box>
        </draw:frame>
        <draw:frame draw:style-name="gr7" draw:text-style-name="P5" draw:layer="layout" svg:width="4.092cm" svg:height="1.673cm" svg:x="13.182cm" svg:y="7.843cm">
          <draw:text-box>
            <text:p text:style-name="P2">Components<text:line-break/>available</text:p>
          </draw:text-box>
        </draw:frame>
        <draw:custom-shape draw:style-name="gr8" draw:text-style-name="P3" xml:id="id26" draw:id="id26" draw:layer="layout" svg:width="4.699cm" svg:height="2.411cm" svg:x="0.243cm" svg:y="13.996cm">
          <draw:glue-point draw:id="4" svg:x="2.287cm" svg:y="4.836cm"/>
          <text:p text:style-name="P2">Requirements<text:line-break/>elicitation and<text:line-break/>analysis</text:p>
          <draw:enhanced-geometry svg:viewBox="0 0 21600 21600" draw:path-stretchpoint-x="10800" draw:path-stretchpoint-y="10800" draw:text-areas="?f3 ?f4 ?f5 ?f6" draw:type="round-rectangle" draw:modifiers="7394.26644182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30" draw:id="id30" draw:layer="layout" svg:width="4.699cm" svg:height="1.778cm" svg:x="6.258cm" svg:y="16.337cm">
          <draw:glue-point draw:id="4" svg:x="2.492cm" svg:y="5.168cm"/>
          <text:p text:style-name="P2">Requirements<text:line-break/>specification</text:p>
          <draw:enhanced-geometry svg:viewBox="0 0 21600 21600" draw:path-stretchpoint-x="10800" draw:path-stretchpoint-y="10800" draw:text-areas="?f3 ?f4 ?f5 ?f6" draw:type="round-rectangle" draw:modifiers="7394.26644182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31" draw:id="id31" draw:layer="layout" svg:width="4.699cm" svg:height="1.778cm" svg:x="12.243cm" svg:y="18.338cm">
          <text:p text:style-name="P2">Requirements<text:line-break/>validation</text:p>
          <draw:enhanced-geometry svg:viewBox="0 0 21600 21600" draw:path-stretchpoint-x="10800" draw:path-stretchpoint-y="10800" draw:text-areas="?f3 ?f4 ?f5 ?f6" draw:type="round-rectangle" draw:modifiers="7394.26644182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8" draw:id="id28" draw:layer="layout" svg:width="4.699cm" svg:height="1.778cm" svg:x="12.243cm" svg:y="23.339cm">
          <draw:glue-point draw:id="4" svg:x="-5.088cm" svg:y="-2.784cm"/>
          <draw:glue-point draw:id="5" svg:x="-5.088cm" svg:y="2.93cm"/>
          <text:p text:style-name="P2">Requirements<text:line-break/>document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29" draw:id="id29" draw:layer="layout" svg:width="5.207cm" svg:height="1.778cm" svg:x="6.004cm" svg:y="21.34cm">
          <text:p text:style-name="P2">User and system<text:line-break/>requirement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7" draw:id="id27" draw:layer="layout" svg:width="4.699cm" svg:height="1.778cm" svg:x="0.243cm" svg:y="19.341cm">
          <text:p text:style-name="P2">System<text:line-break/>description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2.592cm" svg:y1="16.407cm" svg:x2="2.592cm" svg:y2="19.341cm" draw:start-shape="id26" draw:start-glue-point="2" draw:end-shape="id27" draw:end-glue-point="0" svg:d="M2592 16407v2934" svg:viewBox="0 0 1 2935">
          <text:p/>
        </draw:connector>
        <draw:connector draw:style-name="gr5" draw:text-style-name="P4" draw:layer="layout" svg:x1="2.592cm" svg:y1="21.119cm" svg:x2="12.243cm" svg:y2="24.748cm" draw:start-shape="id27" draw:start-glue-point="2" draw:end-shape="id28" draw:end-glue-point="5" svg:d="M2592 21119v3629h9651" svg:viewBox="0 0 9652 3630">
          <text:p/>
        </draw:connector>
        <draw:connector draw:style-name="gr5" draw:text-style-name="P4" draw:layer="layout" svg:x1="8.607cm" svg:y1="23.118cm" svg:x2="12.243cm" svg:y2="23.734cm" draw:start-shape="id29" draw:start-glue-point="2" draw:end-shape="id28" draw:end-glue-point="4" svg:d="M8607 23118v616h3636" svg:viewBox="0 0 3637 617">
          <text:p/>
        </draw:connector>
        <draw:connector draw:style-name="gr5" draw:text-style-name="P4" draw:layer="layout" svg:x1="8.607cm" svg:y1="18.115cm" svg:x2="8.607cm" svg:y2="21.34cm" draw:start-shape="id30" draw:start-glue-point="2" draw:end-shape="id29" draw:end-glue-point="0" svg:d="M8607 18115v3225" svg:viewBox="0 0 1 3226">
          <text:p/>
        </draw:connector>
        <draw:connector draw:style-name="gr5" draw:text-style-name="P4" draw:layer="layout" svg:x1="9.777cm" svg:y1="18.115cm" svg:x2="12.243cm" svg:y2="19.227cm" draw:start-shape="id30" draw:start-glue-point="4" draw:end-shape="id31" draw:end-glue-point="3" svg:d="M9777 18115v1112h2466" svg:viewBox="0 0 2467 1113">
          <text:p/>
        </draw:connector>
        <draw:connector draw:style-name="gr5" draw:text-style-name="P4" draw:layer="layout" svg:x1="3.666cm" svg:y1="16.366cm" svg:x2="6.258cm" svg:y2="17.226cm" draw:start-shape="id26" draw:start-glue-point="4" draw:end-shape="id30" svg:d="M3666 16366v860h2592" svg:viewBox="0 0 2593 861">
          <text:p/>
        </draw:connector>
        <draw:connector draw:style-name="gr5" draw:text-style-name="P4" draw:layer="layout" svg:x1="8.607cm" svg:y1="16.337cm" svg:x2="4.942cm" svg:y2="15.201cm" draw:start-shape="id30" draw:start-glue-point="0" draw:end-shape="id26" draw:end-glue-point="1" svg:d="M8607 16337v-1136h-3665" svg:viewBox="0 0 3666 1137">
          <text:p/>
        </draw:connector>
        <draw:connector draw:style-name="gr5" draw:text-style-name="P4" draw:layer="layout" svg:x1="14.592cm" svg:y1="18.338cm" svg:x2="10.957cm" svg:y2="17.226cm" draw:start-shape="id31" draw:start-glue-point="0" draw:end-shape="id30" draw:end-glue-point="1" svg:d="M14592 18338v-1112h-3635" svg:viewBox="0 0 3636 1113">
          <text:p/>
        </draw:connector>
        <draw:connector draw:style-name="gr5" draw:text-style-name="P4" draw:layer="layout" svg:x1="14.592cm" svg:y1="20.116cm" svg:x2="14.592cm" svg:y2="23.339cm" draw:start-shape="id31" draw:start-glue-point="2" draw:end-shape="id28" draw:end-glue-point="0" svg:d="M14592 20116v3223" svg:viewBox="0 0 1 3224">
          <text:p/>
        </draw:connector>
      </draw:page>
      <draw:page draw:name="page3" draw:style-name="dp1" draw:master-page-name="Default">
        <draw:custom-shape draw:style-name="gr6" draw:text-style-name="P3" draw:layer="layout" svg:width="4.699cm" svg:height="1.778cm" svg:x="2.243cm" svg:y="1.342cm">
          <text:p text:style-name="P2">Platform<text:line-break/>information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699cm" svg:height="1.778cm" svg:x="8.276cm" svg:y="1.343cm">
          <text:p text:style-name="P2">Requirements<text:line-break/>specification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699cm" svg:height="1.778cm" svg:x="14.243cm" svg:y="1.344cm">
          <text:p text:style-name="P2">Data<text:line-break/>description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35" draw:id="id35" draw:layer="layout" svg:width="4.699cm" svg:height="1.778cm" svg:x="2.243cm" svg:y="6.343cm">
          <draw:glue-point draw:id="4" svg:x="4.517cm" svg:y="4.235cm"/>
          <text:p text:style-name="P2">Architectural<text:line-break/>design</text:p>
          <draw:enhanced-geometry svg:viewBox="0 0 21600 21600" draw:path-stretchpoint-x="10800" draw:path-stretchpoint-y="10800" draw:text-areas="?f3 ?f4 ?f5 ?f6" draw:type="round-rectangle" draw:modifiers="7151.4333895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38" draw:id="id38" draw:layer="layout" svg:width="4.699cm" svg:height="1.778cm" svg:x="8.276cm" svg:y="6.344cm">
          <text:p text:style-name="P2">Interface<text:line-break/>design</text:p>
          <draw:enhanced-geometry svg:viewBox="0 0 21600 21600" draw:path-stretchpoint-x="10800" draw:path-stretchpoint-y="10800" draw:text-areas="?f3 ?f4 ?f5 ?f6" draw:type="round-rectangle" draw:modifiers="6580.775716694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37" draw:id="id37" draw:layer="layout" svg:width="4.699cm" svg:height="1.778cm" svg:x="14.243cm" svg:y="6.345cm">
          <draw:glue-point draw:id="4" svg:x="-4.532cm" svg:y="4.223cm"/>
          <text:p text:style-name="P2">Component<text:line-break/>design</text:p>
          <draw:enhanced-geometry svg:viewBox="0 0 21600 21600" draw:path-stretchpoint-x="10800" draw:path-stretchpoint-y="10800" draw:text-areas="?f3 ?f4 ?f5 ?f6" draw:type="round-rectangle" draw:modifiers="7297.133220910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36" draw:id="id36" draw:layer="layout" svg:width="7.62cm" svg:height="1.778cm" svg:x="6.815cm" svg:y="9.345cm">
          <draw:glue-point draw:id="4" svg:x="2.868cm" svg:y="-5.23cm"/>
          <draw:glue-point draw:id="5" svg:x="-3.131cm" svg:y="-5.23cm"/>
          <text:p text:style-name="P2">Database design</text:p>
          <draw:enhanced-geometry svg:viewBox="0 0 21600 21600" draw:path-stretchpoint-x="10800" draw:path-stretchpoint-y="10800" draw:text-areas="?f3 ?f4 ?f5 ?f6" draw:type="round-rectangle" draw:modifiers="6580.775716694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699cm" svg:height="1.778cm" svg:x="-0.757cm" svg:y="13.343cm">
          <text:p text:style-name="P2">System<text:line-break/>architecture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699cm" svg:height="1.778cm" svg:x="5.276cm" svg:y="13.344cm">
          <text:p text:style-name="P2">Database<text:line-break/>specification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699cm" svg:height="1.778cm" svg:x="11.243cm" svg:y="13.345cm">
          <text:p text:style-name="P2">Interface<text:line-break/>specification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699cm" svg:height="1.778cm" svg:x="17.243cm" svg:y="13.346cm">
          <text:p text:style-name="P2">Component<text:line-break/>specification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xml:id="id34" draw:id="id34" draw:layer="layout" svg:width="24.003cm" svg:height="2.921cm" svg:x="-1.413cm" svg:y="12.8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xml:id="id33" draw:id="id33" draw:layer="layout" svg:width="17.907cm" svg:height="5.73cm" svg:x="1.635cm" svg:y="5.8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xml:id="id32" draw:id="id32" draw:layer="layout" svg:width="17.653cm" svg:height="2.921cm" svg:x="1.762cm" svg:y="0.811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0.588cm" svg:y1="3.732cm" svg:x2="10.588cm" svg:y2="5.811cm" draw:start-shape="id32" draw:start-glue-point="2" draw:end-shape="id33" draw:end-glue-point="0" svg:d="M10588 3732v2079" svg:viewBox="0 0 1 2080">
          <text:p/>
        </draw:connector>
        <draw:connector draw:style-name="gr5" draw:text-style-name="P4" draw:layer="layout" draw:type="line" svg:x1="10.588cm" svg:y1="11.541cm" svg:x2="10.588cm" svg:y2="12.811cm" draw:start-shape="id33" draw:start-glue-point="2" draw:end-shape="id34" draw:end-glue-point="0" svg:d="M10588 11541v1270" svg:viewBox="0 0 1 1271">
          <text:p/>
        </draw:connector>
        <draw:connector draw:style-name="gr5" draw:text-style-name="P4" draw:layer="layout" draw:type="line" svg:x1="6.714cm" svg:y1="7.984cm" svg:x2="8.24cm" svg:y2="9.345cm" draw:start-shape="id35" draw:start-glue-point="4" draw:end-shape="id36" draw:end-glue-point="5" svg:d="M6714 7984l1526 1361" svg:viewBox="0 0 1527 1362">
          <text:p/>
        </draw:connector>
        <draw:connector draw:style-name="gr5" draw:text-style-name="P4" draw:layer="layout" draw:type="line" svg:x1="14.463cm" svg:y1="7.984cm" svg:x2="12.81cm" svg:y2="9.345cm" draw:start-shape="id37" draw:start-glue-point="4" draw:end-shape="id36" draw:end-glue-point="4" svg:d="M14463 7984l-1653 1361" svg:viewBox="0 0 1654 1362">
          <text:p/>
        </draw:connector>
        <draw:connector draw:style-name="gr5" draw:text-style-name="P4" draw:layer="layout" draw:type="line" svg:x1="6.942cm" svg:y1="7.232cm" svg:x2="8.276cm" svg:y2="7.233cm" draw:start-shape="id35" draw:start-glue-point="1" draw:end-shape="id38" draw:end-glue-point="3" svg:d="M6942 7232l1334 1" svg:viewBox="0 0 1335 2">
          <text:p/>
        </draw:connector>
        <draw:connector draw:style-name="gr5" draw:text-style-name="P4" draw:layer="layout" draw:type="line" svg:x1="12.975cm" svg:y1="7.233cm" svg:x2="14.243cm" svg:y2="7.234cm" draw:start-shape="id38" draw:start-glue-point="1" draw:end-shape="id37" draw:end-glue-point="3" svg:d="M12975 7233l1268 1" svg:viewBox="0 0 1269 2">
          <text:p/>
        </draw:connector>
        <draw:frame draw:style-name="gr7" draw:text-style-name="P7" draw:layer="layout" svg:width="4.337cm" svg:height="0.962cm" svg:x="16.494cm" svg:y="-0.162cm">
          <draw:text-box>
            <text:p>Design inputs</text:p>
          </draw:text-box>
        </draw:frame>
        <draw:frame draw:style-name="gr7" draw:text-style-name="P7" draw:layer="layout" svg:width="5.078cm" svg:height="0.962cm" svg:x="16.495cm" svg:y="4.838cm">
          <draw:text-box>
            <text:p>Design activities</text:p>
          </draw:text-box>
        </draw:frame>
        <draw:frame draw:style-name="gr7" draw:text-style-name="P7" draw:layer="layout" svg:width="4.727cm" svg:height="0.962cm" svg:x="16.495cm" svg:y="11.838cm">
          <draw:text-box>
            <text:p>Design outputs</text:p>
          </draw:text-box>
        </draw:frame>
        <draw:custom-shape draw:style-name="gr16" draw:text-style-name="P3" xml:id="id39" draw:id="id39" draw:layer="layout" svg:width="4.699cm" svg:height="1.778cm" svg:x="2.243cm" svg:y="21.344cm">
          <draw:glue-point draw:id="4" svg:x="4.517cm" svg:y="4.235cm"/>
          <text:p text:style-name="P2">Component<text:line-break/>testing</text:p>
          <draw:enhanced-geometry svg:viewBox="0 0 21600 21600" draw:path-stretchpoint-x="10800" draw:path-stretchpoint-y="10800" draw:text-areas="?f3 ?f4 ?f5 ?f6" draw:type="round-rectangle" draw:modifiers="7151.4333895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40" draw:id="id40" draw:layer="layout" svg:width="4.699cm" svg:height="1.778cm" svg:x="8.243cm" svg:y="21.345cm">
          <draw:glue-point draw:id="4" svg:x="4.517cm" svg:y="4.235cm"/>
          <text:p text:style-name="P2">System<text:line-break/>testing</text:p>
          <draw:enhanced-geometry svg:viewBox="0 0 21600 21600" draw:path-stretchpoint-x="10800" draw:path-stretchpoint-y="10800" draw:text-areas="?f3 ?f4 ?f5 ?f6" draw:type="round-rectangle" draw:modifiers="7151.4333895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41" draw:id="id41" draw:layer="layout" svg:width="4.699cm" svg:height="1.778cm" svg:x="14.243cm" svg:y="21.346cm">
          <draw:glue-point draw:id="4" svg:x="4.517cm" svg:y="4.235cm"/>
          <text:p text:style-name="P2">Acceptance<text:line-break/>testing</text:p>
          <draw:enhanced-geometry svg:viewBox="0 0 21600 21600" draw:path-stretchpoint-x="10800" draw:path-stretchpoint-y="10800" draw:text-areas="?f3 ?f4 ?f5 ?f6" draw:type="round-rectangle" draw:modifiers="7151.4333895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draw:type="line" svg:x1="6.942cm" svg:y1="22.233cm" svg:x2="8.243cm" svg:y2="22.234cm" draw:start-shape="id39" draw:start-glue-point="1" draw:end-shape="id40" draw:end-glue-point="3" svg:d="M6942 22233l1301 1" svg:viewBox="0 0 1302 2">
          <text:p/>
        </draw:connector>
        <draw:connector draw:style-name="gr5" draw:text-style-name="P4" draw:layer="layout" draw:type="line" svg:x1="12.942cm" svg:y1="22.234cm" svg:x2="14.243cm" svg:y2="22.235cm" draw:start-shape="id40" draw:start-glue-point="1" draw:end-shape="id41" draw:end-glue-point="3" svg:d="M12942 22234l1301 1" svg:viewBox="0 0 1302 2">
          <text:p/>
        </draw:connector>
        <draw:connector draw:style-name="gr5" draw:text-style-name="P4" draw:layer="layout" draw:line-skew="-0.626cm" svg:x1="4.592cm" svg:y1="21.344cm" svg:x2="16.592cm" svg:y2="21.346cm" draw:start-shape="id39" draw:start-glue-point="0" draw:end-shape="id41" draw:end-glue-point="0" svg:d="M4592 21344v-1167h12000v1169" svg:viewBox="0 0 12001 1170">
          <text:p/>
        </draw:connector>
        <draw:connector draw:style-name="gr5" draw:text-style-name="P4" draw:layer="layout" draw:line-skew="0.702cm" svg:x1="16.592cm" svg:y1="23.124cm" svg:x2="4.592cm" svg:y2="23.122cm" draw:start-shape="id41" draw:start-glue-point="2" draw:end-shape="id39" draw:end-glue-point="2" svg:d="M16592 23124v1244h-12000v-1246" svg:viewBox="0 0 12001 1247">
          <text:p/>
        </draw:connector>
      </draw:page>
      <draw:page draw:name="page4" draw:style-name="dp1" draw:master-page-name="Default">
        <draw:custom-shape draw:style-name="gr16" draw:text-style-name="P3" xml:id="id42" draw:id="id42" draw:layer="layout" svg:width="4.699cm" svg:height="1.778cm" svg:x="0.243cm" svg:y="1.345cm">
          <draw:glue-point draw:id="4" svg:x="4.517cm" svg:y="4.235cm"/>
          <draw:glue-point draw:id="5" svg:x="2.828cm" svg:y="5.236cm"/>
          <text:p text:style-name="P2">Requirements<text:line-break/>specification</text:p>
          <draw:enhanced-geometry svg:viewBox="0 0 21600 21600" draw:path-stretchpoint-x="10800" draw:path-stretchpoint-y="10800" draw:text-areas="?f3 ?f4 ?f5 ?f6" draw:type="round-rectangle" draw:modifiers="7151.4333895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52" draw:id="id52" draw:layer="layout" svg:width="4.699cm" svg:height="1.778cm" svg:x="0.243cm" svg:y="10.346cm">
          <draw:glue-point draw:id="4" svg:x="4.517cm" svg:y="4.235cm"/>
          <text:p text:style-name="P2">Service</text:p>
          <draw:enhanced-geometry svg:viewBox="0 0 21600 21600" draw:path-stretchpoint-x="10800" draw:path-stretchpoint-y="10800" draw:text-areas="?f3 ?f4 ?f5 ?f6" draw:type="round-rectangle" draw:modifiers="7151.4333895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44" draw:id="id44" draw:layer="layout" svg:width="4.699cm" svg:height="1.778cm" svg:x="6.243cm" svg:y="10.347cm">
          <draw:glue-point draw:id="4" svg:x="4.517cm" svg:y="4.235cm"/>
          <draw:glue-point draw:id="5" svg:x="-2.913cm" svg:y="-5.157cm"/>
          <text:p text:style-name="P2">Acceptance<text:line-break/>test</text:p>
          <draw:enhanced-geometry svg:viewBox="0 0 21600 21600" draw:path-stretchpoint-x="10800" draw:path-stretchpoint-y="10800" draw:text-areas="?f3 ?f4 ?f5 ?f6" draw:type="round-rectangle" draw:modifiers="7151.4333895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xml:id="id43" draw:id="id43" draw:layer="layout" svg:width="5.08cm" svg:height="3.81cm" svg:x="3.105cm" svg:y="4.731cm">
          <draw:glue-point draw:id="4" svg:x="-3.393cm" svg:y="-5.002cm"/>
          <draw:glue-point draw:id="5" svg:x="3.106cm" svg:y="-5.002cm"/>
          <draw:glue-point draw:id="6" svg:x="3.106cm" svg:y="5.002cm"/>
          <text:p text:style-name="P2">Acceptance<text:line-break/>test pl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xml:id="id46" draw:id="id46" draw:layer="layout" svg:width="5.08cm" svg:height="3.81cm" svg:x="9.105cm" svg:y="4.731cm">
          <draw:glue-point draw:id="4" svg:x="-3.393cm" svg:y="-5.002cm"/>
          <draw:glue-point draw:id="5" svg:x="3.106cm" svg:y="-5.002cm"/>
          <draw:glue-point draw:id="6" svg:x="3.106cm" svg:y="5.002cm"/>
          <text:p text:style-name="P2">System<text:line-break/>integration<text:line-break/>test pl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xml:id="id49" draw:id="id49" draw:layer="layout" svg:width="5.08cm" svg:height="3.81cm" svg:x="15.105cm" svg:y="4.731cm">
          <draw:glue-point draw:id="4" svg:x="-3.393cm" svg:y="-5.002cm"/>
          <draw:glue-point draw:id="5" svg:x="3.106cm" svg:y="-5.002cm"/>
          <draw:glue-point draw:id="6" svg:x="3.106cm" svg:y="5.002cm"/>
          <text:p text:style-name="P2">Sub-system<text:line-break/>integration<text:line-break/>test pl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xml:id="id45" draw:id="id45" draw:layer="layout" svg:width="4.699cm" svg:height="1.778cm" svg:x="6.243cm" svg:y="1.346cm">
          <draw:glue-point draw:id="4" svg:x="4.517cm" svg:y="4.235cm"/>
          <draw:glue-point draw:id="5" svg:x="2.828cm" svg:y="5.236cm"/>
          <draw:glue-point draw:id="6" svg:x="-2.913cm" svg:y="5.236cm"/>
          <text:p text:style-name="P2">System<text:line-break/>specification</text:p>
          <draw:enhanced-geometry svg:viewBox="0 0 21600 21600" draw:path-stretchpoint-x="10800" draw:path-stretchpoint-y="10800" draw:text-areas="?f3 ?f4 ?f5 ?f6" draw:type="round-rectangle" draw:modifiers="7151.4333895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48" draw:id="id48" draw:layer="layout" svg:width="4.699cm" svg:height="1.778cm" svg:x="12.243cm" svg:y="10.348cm">
          <draw:glue-point draw:id="4" svg:x="4.517cm" svg:y="4.235cm"/>
          <draw:glue-point draw:id="5" svg:x="-2.913cm" svg:y="-5.157cm"/>
          <text:p text:style-name="P2">System<text:line-break/>integration test</text:p>
          <draw:enhanced-geometry svg:viewBox="0 0 21600 21600" draw:path-stretchpoint-x="10800" draw:path-stretchpoint-y="10800" draw:text-areas="?f3 ?f4 ?f5 ?f6" draw:type="round-rectangle" draw:modifiers="7151.4333895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51" draw:id="id51" draw:layer="layout" svg:width="4.699cm" svg:height="1.778cm" svg:x="18.243cm" svg:y="10.349cm">
          <draw:glue-point draw:id="4" svg:x="4.517cm" svg:y="4.235cm"/>
          <draw:glue-point draw:id="5" svg:x="-2.913cm" svg:y="-5.157cm"/>
          <draw:glue-point draw:id="6" svg:x="4.522cm" svg:y="-4.454cm"/>
          <text:p text:style-name="P2">Sub-system<text:line-break/>integration test</text:p>
          <draw:enhanced-geometry svg:viewBox="0 0 21600 21600" draw:path-stretchpoint-x="10800" draw:path-stretchpoint-y="10800" draw:text-areas="?f3 ?f4 ?f5 ?f6" draw:type="round-rectangle" draw:modifiers="7151.4333895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draw:type="line" svg:x1="3.92cm" svg:y1="3.123cm" svg:x2="3.922cm" svg:y2="4.731cm" draw:start-shape="id42" draw:start-glue-point="5" draw:end-shape="id43" draw:end-glue-point="4" svg:d="M3920 3123l2 1608" svg:viewBox="0 0 3 1609">
          <text:p/>
        </draw:connector>
        <draw:connector draw:style-name="gr5" draw:text-style-name="P4" draw:layer="layout" draw:type="line" svg:x1="7.222cm" svg:y1="8.541cm" svg:x2="7.224cm" svg:y2="10.347cm" draw:start-shape="id43" draw:start-glue-point="6" draw:end-shape="id44" draw:end-glue-point="5" svg:d="M7222 8541l2 1806" svg:viewBox="0 0 3 1807">
          <text:p/>
        </draw:connector>
        <draw:custom-shape draw:style-name="gr16" draw:text-style-name="P3" xml:id="id47" draw:id="id47" draw:layer="layout" svg:width="4.699cm" svg:height="1.778cm" svg:x="12.243cm" svg:y="1.347cm">
          <draw:glue-point draw:id="4" svg:x="4.517cm" svg:y="4.235cm"/>
          <draw:glue-point draw:id="5" svg:x="2.828cm" svg:y="5.236cm"/>
          <draw:glue-point draw:id="6" svg:x="-2.913cm" svg:y="5.236cm"/>
          <text:p text:style-name="P2">System<text:line-break/>design</text:p>
          <draw:enhanced-geometry svg:viewBox="0 0 21600 21600" draw:path-stretchpoint-x="10800" draw:path-stretchpoint-y="10800" draw:text-areas="?f3 ?f4 ?f5 ?f6" draw:type="round-rectangle" draw:modifiers="7151.4333895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50" draw:id="id50" draw:layer="layout" svg:width="4.699cm" svg:height="1.778cm" svg:x="18.243cm" svg:y="1.348cm">
          <draw:glue-point draw:id="4" svg:x="4.517cm" svg:y="4.235cm"/>
          <draw:glue-point draw:id="5" svg:x="2.828cm" svg:y="5.236cm"/>
          <draw:glue-point draw:id="6" svg:x="-2.913cm" svg:y="5.236cm"/>
          <text:p text:style-name="P2">Detailed<text:line-break/>design</text:p>
          <draw:enhanced-geometry svg:viewBox="0 0 21600 21600" draw:path-stretchpoint-x="10800" draw:path-stretchpoint-y="10800" draw:text-areas="?f3 ?f4 ?f5 ?f6" draw:type="round-rectangle" draw:modifiers="7151.4333895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draw:type="line" svg:x1="7.224cm" svg:y1="3.124cm" svg:x2="7.222cm" svg:y2="4.731cm" draw:start-shape="id45" draw:start-glue-point="6" draw:end-shape="id43" draw:end-glue-point="5" svg:d="M7224 3124l-2 1607" svg:viewBox="0 0 3 1608">
          <text:p/>
        </draw:connector>
        <draw:connector draw:style-name="gr5" draw:text-style-name="P4" draw:layer="layout" draw:type="line" svg:x1="9.92cm" svg:y1="3.124cm" svg:x2="9.922cm" svg:y2="4.731cm" draw:start-shape="id45" draw:start-glue-point="5" draw:end-shape="id46" draw:end-glue-point="4" svg:d="M9920 3124l2 1607" svg:viewBox="0 0 3 1608">
          <text:p/>
        </draw:connector>
        <draw:connector draw:style-name="gr5" draw:text-style-name="P4" draw:layer="layout" draw:type="line" svg:x1="13.224cm" svg:y1="3.125cm" svg:x2="13.222cm" svg:y2="4.731cm" draw:start-shape="id47" draw:start-glue-point="6" draw:end-shape="id46" draw:end-glue-point="5" svg:d="M13224 3125l-2 1606" svg:viewBox="0 0 3 1607">
          <text:p/>
        </draw:connector>
        <draw:connector draw:style-name="gr5" draw:text-style-name="P4" draw:layer="layout" draw:type="line" svg:x1="13.222cm" svg:y1="8.541cm" svg:x2="13.224cm" svg:y2="10.348cm" draw:start-shape="id46" draw:start-glue-point="6" draw:end-shape="id48" draw:end-glue-point="5" svg:d="M13222 8541l2 1807" svg:viewBox="0 0 3 1808">
          <text:p/>
        </draw:connector>
        <draw:connector draw:style-name="gr5" draw:text-style-name="P4" draw:layer="layout" draw:type="line" svg:x1="15.92cm" svg:y1="3.125cm" svg:x2="15.922cm" svg:y2="4.731cm" draw:start-shape="id47" draw:start-glue-point="5" draw:end-shape="id49" draw:end-glue-point="4" svg:d="M15920 3125l2 1606" svg:viewBox="0 0 3 1607">
          <text:p/>
        </draw:connector>
        <draw:connector draw:style-name="gr5" draw:text-style-name="P4" draw:layer="layout" draw:type="line" svg:x1="19.224cm" svg:y1="3.126cm" svg:x2="19.222cm" svg:y2="4.731cm" draw:start-shape="id50" draw:start-glue-point="6" draw:end-shape="id49" draw:end-glue-point="5" svg:d="M19224 3126l-2 1605" svg:viewBox="0 0 3 1606">
          <text:p/>
        </draw:connector>
        <draw:connector draw:style-name="gr5" draw:text-style-name="P4" draw:layer="layout" draw:type="line" svg:x1="19.222cm" svg:y1="8.541cm" svg:x2="19.224cm" svg:y2="10.349cm" draw:start-shape="id49" draw:start-glue-point="6" draw:end-shape="id51" draw:end-glue-point="5" svg:d="M19222 8541l2 1808" svg:viewBox="0 0 3 1809">
          <text:p/>
        </draw:connector>
        <draw:connector draw:style-name="gr5" draw:text-style-name="P4" draw:layer="layout" draw:type="line" svg:x1="18.243cm" svg:y1="11.238cm" svg:x2="16.942cm" svg:y2="11.237cm" draw:start-shape="id51" draw:start-glue-point="3" draw:end-shape="id48" draw:end-glue-point="1" svg:d="M18243 11238l-1301-1" svg:viewBox="0 0 1302 2">
          <text:p/>
        </draw:connector>
        <draw:connector draw:style-name="gr5" draw:text-style-name="P4" draw:layer="layout" draw:type="line" svg:x1="12.243cm" svg:y1="11.237cm" svg:x2="10.942cm" svg:y2="11.236cm" draw:start-shape="id48" draw:start-glue-point="3" draw:end-shape="id44" draw:end-glue-point="1" svg:d="M12243 11237l-1301-1" svg:viewBox="0 0 1302 2">
          <text:p/>
        </draw:connector>
        <draw:connector draw:style-name="gr5" draw:text-style-name="P4" draw:layer="layout" draw:type="line" svg:x1="6.243cm" svg:y1="11.236cm" svg:x2="4.942cm" svg:y2="11.235cm" draw:start-shape="id44" draw:start-glue-point="3" draw:end-shape="id52" draw:end-glue-point="1" svg:d="M6243 11236l-1301-1" svg:viewBox="0 0 1302 2">
          <text:p/>
        </draw:connector>
        <draw:connector draw:style-name="gr5" draw:text-style-name="P4" draw:layer="layout" draw:type="line" svg:x1="4.942cm" svg:y1="2.234cm" svg:x2="6.243cm" svg:y2="2.235cm" draw:start-shape="id42" draw:start-glue-point="1" draw:end-shape="id45" draw:end-glue-point="3" svg:d="M4942 2234l1301 1" svg:viewBox="0 0 1302 2">
          <text:p/>
        </draw:connector>
        <draw:connector draw:style-name="gr5" draw:text-style-name="P4" draw:layer="layout" draw:type="line" svg:x1="10.942cm" svg:y1="2.235cm" svg:x2="12.243cm" svg:y2="2.236cm" draw:start-shape="id45" draw:start-glue-point="1" draw:end-shape="id47" draw:end-glue-point="3" svg:d="M10942 2235l1301 1" svg:viewBox="0 0 1302 2">
          <text:p/>
        </draw:connector>
        <draw:connector draw:style-name="gr5" draw:text-style-name="P4" draw:layer="layout" draw:type="line" svg:x1="16.942cm" svg:y1="2.236cm" svg:x2="18.243cm" svg:y2="2.237cm" draw:start-shape="id47" draw:start-glue-point="1" draw:end-shape="id50" draw:end-glue-point="3" svg:d="M16942 2236l1301 1" svg:viewBox="0 0 1302 2">
          <text:p/>
        </draw:connector>
        <draw:custom-shape draw:style-name="gr18" draw:text-style-name="P3" xml:id="id53" draw:id="id53" draw:layer="layout" svg:width="4.699cm" svg:height="2.765cm" svg:x="24.243cm" svg:y="5.254cm">
          <draw:glue-point draw:id="4" svg:x="4.517cm" svg:y="4.235cm"/>
          <draw:glue-point draw:id="5" svg:x="2.828cm" svg:y="5.236cm"/>
          <draw:glue-point draw:id="6" svg:x="-2.913cm" svg:y="5.236cm"/>
          <draw:glue-point draw:id="7" svg:x="-4.462cm" svg:y="-4.133cm"/>
          <draw:glue-point draw:id="8" svg:x="-4.462cm" svg:y="4.133cm"/>
          <text:p text:style-name="P2">Module and<text:line-break/>unit code<text:line-break/>and test</text:p>
          <draw:enhanced-geometry svg:viewBox="0 0 21600 21600" draw:path-stretchpoint-x="10800" draw:path-stretchpoint-y="10800" draw:text-areas="?f3 ?f4 ?f5 ?f6" draw:type="round-rectangle" draw:modifiers="7151.4333895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draw:type="line" svg:x1="22.714cm" svg:y1="2.989cm" svg:x2="24.496cm" svg:y2="5.494cm" draw:start-shape="id50" draw:start-glue-point="4" draw:end-shape="id53" draw:end-glue-point="7" svg:d="M22714 2989l1782 2505" svg:viewBox="0 0 1783 2506">
          <text:p/>
        </draw:connector>
        <draw:connector draw:style-name="gr5" draw:text-style-name="P4" draw:layer="layout" draw:type="line" svg:x1="24.496cm" svg:y1="7.778cm" svg:x2="22.716cm" svg:y2="10.447cm" draw:start-shape="id53" draw:start-glue-point="8" draw:end-shape="id51" draw:end-glue-point="6" svg:d="M24496 7778l-1780 2669" svg:viewBox="0 0 1781 2670">
          <text:p/>
        </draw:connector>
        <draw:custom-shape draw:style-name="gr16" draw:text-style-name="P3" xml:id="id54" draw:id="id54" draw:layer="layout" svg:width="4.699cm" svg:height="1.778cm" svg:x="0.243cm" svg:y="16.347cm">
          <draw:glue-point draw:id="4" svg:x="4.517cm" svg:y="4.235cm"/>
          <text:p text:style-name="P2">Define system<text:line-break/>requirements</text:p>
          <draw:enhanced-geometry svg:viewBox="0 0 21600 21600" draw:path-stretchpoint-x="10800" draw:path-stretchpoint-y="10800" draw:text-areas="?f3 ?f4 ?f5 ?f6" draw:type="round-rectangle" draw:modifiers="7151.4333895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55" draw:id="id55" draw:layer="layout" svg:width="4.699cm" svg:height="1.778cm" svg:x="6.243cm" svg:y="16.348cm">
          <draw:glue-point draw:id="4" svg:x="4.517cm" svg:y="4.235cm"/>
          <draw:glue-point draw:id="5" svg:x="-3.453cm" svg:y="4.926cm"/>
          <draw:glue-point draw:id="6" svg:x="3.032cm" svg:y="4.926cm"/>
          <text:p text:style-name="P2">Assess existing<text:line-break/>systems</text:p>
          <draw:enhanced-geometry svg:viewBox="0 0 21600 21600" draw:path-stretchpoint-x="10800" draw:path-stretchpoint-y="10800" draw:text-areas="?f3 ?f4 ?f5 ?f6" draw:type="round-rectangle" draw:modifiers="7151.4333895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56" draw:id="id56" draw:layer="layout" svg:width="4.699cm" svg:height="1.778cm" svg:x="12.243cm" svg:y="16.349cm">
          <draw:glue-point draw:id="4" svg:x="4.517cm" svg:y="4.235cm"/>
          <text:p text:style-name="P2">Propose system<text:line-break/>changes</text:p>
          <draw:enhanced-geometry svg:viewBox="0 0 21600 21600" draw:path-stretchpoint-x="10800" draw:path-stretchpoint-y="10800" draw:text-areas="?f3 ?f4 ?f5 ?f6" draw:type="round-rectangle" draw:modifiers="7151.4333895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57" draw:id="id57" draw:layer="layout" svg:width="4.699cm" svg:height="1.778cm" svg:x="18.243cm" svg:y="16.35cm">
          <draw:glue-point draw:id="4" svg:x="4.517cm" svg:y="4.235cm"/>
          <text:p text:style-name="P2">Modify<text:line-break/>systems</text:p>
          <draw:enhanced-geometry svg:viewBox="0 0 21600 21600" draw:path-stretchpoint-x="10800" draw:path-stretchpoint-y="10800" draw:text-areas="?f3 ?f4 ?f5 ?f6" draw:type="round-rectangle" draw:modifiers="7151.4333895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58" draw:id="id58" draw:layer="layout" svg:width="4.699cm" svg:height="1.778cm" svg:x="18.243cm" svg:y="20.351cm">
          <draw:glue-point draw:id="4" svg:x="4.517cm" svg:y="4.235cm"/>
          <text:p text:style-name="P2">New<text:line-break/>system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59" draw:id="id59" draw:layer="layout" svg:width="4.699cm" svg:height="1.778cm" svg:x="3.243cm" svg:y="20.352cm">
          <draw:glue-point draw:id="4" svg:x="4.517cm" svg:y="4.235cm"/>
          <draw:glue-point draw:id="5" svg:x="2.93cm" svg:y="-4.915cm"/>
          <text:p text:style-name="P2">Existing<text:line-break/>system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draw:type="line" svg:x1="4.942cm" svg:y1="17.236cm" svg:x2="6.243cm" svg:y2="17.237cm" draw:start-shape="id54" draw:start-glue-point="1" draw:end-shape="id55" draw:end-glue-point="3" svg:d="M4942 17236l1301 1" svg:viewBox="0 0 1302 2">
          <text:p/>
        </draw:connector>
        <draw:connector draw:style-name="gr5" draw:text-style-name="P4" draw:layer="layout" draw:type="line" svg:x1="10.942cm" svg:y1="17.237cm" svg:x2="12.243cm" svg:y2="17.238cm" draw:start-shape="id55" draw:start-glue-point="1" draw:end-shape="id56" draw:end-glue-point="3" svg:d="M10942 17237l1301 1" svg:viewBox="0 0 1302 2">
          <text:p/>
        </draw:connector>
        <draw:connector draw:style-name="gr5" draw:text-style-name="P4" draw:layer="layout" draw:type="line" svg:x1="16.942cm" svg:y1="17.238cm" svg:x2="18.243cm" svg:y2="17.239cm" draw:start-shape="id56" draw:start-glue-point="1" draw:end-shape="id57" draw:end-glue-point="3" svg:d="M16942 17238l1301 1" svg:viewBox="0 0 1302 2">
          <text:p/>
        </draw:connector>
        <draw:connector draw:style-name="gr5" draw:text-style-name="P4" draw:layer="layout" draw:type="line" svg:x1="20.592cm" svg:y1="18.128cm" svg:x2="20.592cm" svg:y2="20.351cm" draw:start-shape="id57" draw:start-glue-point="2" draw:end-shape="id58" draw:end-glue-point="0" svg:d="M20592 18128v2223" svg:viewBox="0 0 1 2224">
          <text:p/>
        </draw:connector>
        <draw:connector draw:style-name="gr5" draw:text-style-name="P4" draw:layer="layout" draw:type="line" svg:x1="6.968cm" svg:y1="20.368cm" svg:x2="6.97cm" svg:y2="18.112cm" draw:start-shape="id59" draw:start-glue-point="5" draw:end-shape="id55" draw:end-glue-point="5" svg:d="M6968 20368l2-2256" svg:viewBox="0 0 3 2257">
          <text:p/>
        </draw:connector>
        <draw:connector draw:style-name="gr5" draw:text-style-name="P4" draw:layer="layout" svg:x1="18.243cm" svg:y1="21.24cm" svg:x2="10.016cm" svg:y2="18.112cm" draw:start-shape="id58" draw:start-glue-point="3" draw:end-shape="id55" draw:end-glue-point="6" svg:d="M18243 21240h-8227v-3128" svg:viewBox="0 0 8228 3129">
          <text:p/>
        </draw:connector>
        <draw:connector draw:style-name="gr5" draw:text-style-name="P4" draw:layer="layout" draw:line-skew="-0.868cm" svg:x1="20.592cm" svg:y1="16.35cm" svg:x2="2.592cm" svg:y2="16.347cm" draw:start-shape="id57" draw:start-glue-point="0" draw:end-shape="id54" draw:end-glue-point="0" svg:d="M20592 16350v-1412h-18000v1409" svg:viewBox="0 0 18001 1413">
          <text:p/>
        </draw:connector>
      </draw:page>
      <draw:page draw:name="page5" draw:style-name="dp1" draw:master-page-name="Default">
        <draw:custom-shape draw:style-name="gr18" draw:text-style-name="P3" xml:id="id60" draw:id="id60" draw:layer="layout" svg:width="4.699cm" svg:height="2.765cm" svg:x="1.243cm" svg:y="1.254cm">
          <draw:glue-point draw:id="4" svg:x="4.517cm" svg:y="4.235cm"/>
          <draw:glue-point draw:id="5" svg:x="2.828cm" svg:y="5.236cm"/>
          <draw:glue-point draw:id="6" svg:x="-2.913cm" svg:y="5.236cm"/>
          <draw:glue-point draw:id="7" svg:x="-4.462cm" svg:y="-4.133cm"/>
          <draw:glue-point draw:id="8" svg:x="-4.462cm" svg:y="4.133cm"/>
          <text:p text:style-name="P2">Establish<text:line-break/>prototype<text:line-break/>objectives</text:p>
          <draw:enhanced-geometry svg:viewBox="0 0 21600 21600" draw:path-stretchpoint-x="10800" draw:path-stretchpoint-y="10800" draw:text-areas="?f3 ?f4 ?f5 ?f6" draw:type="round-rectangle" draw:modifiers="7151.4333895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xml:id="id62" draw:id="id62" draw:layer="layout" svg:width="4.699cm" svg:height="2.765cm" svg:x="7.243cm" svg:y="1.254cm">
          <draw:glue-point draw:id="4" svg:x="4.517cm" svg:y="4.235cm"/>
          <draw:glue-point draw:id="5" svg:x="2.828cm" svg:y="5.236cm"/>
          <draw:glue-point draw:id="6" svg:x="-2.913cm" svg:y="5.236cm"/>
          <draw:glue-point draw:id="7" svg:x="-4.462cm" svg:y="-4.133cm"/>
          <draw:glue-point draw:id="8" svg:x="-4.462cm" svg:y="4.133cm"/>
          <text:p text:style-name="P2">Define<text:line-break/>prototype<text:line-break/>functionality</text:p>
          <draw:enhanced-geometry svg:viewBox="0 0 21600 21600" draw:path-stretchpoint-x="10800" draw:path-stretchpoint-y="10800" draw:text-areas="?f3 ?f4 ?f5 ?f6" draw:type="round-rectangle" draw:modifiers="7151.4333895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xml:id="id64" draw:id="id64" draw:layer="layout" svg:width="4.699cm" svg:height="2.765cm" svg:x="13.243cm" svg:y="1.254cm">
          <draw:glue-point draw:id="4" svg:x="4.517cm" svg:y="4.235cm"/>
          <draw:glue-point draw:id="5" svg:x="2.828cm" svg:y="5.236cm"/>
          <draw:glue-point draw:id="6" svg:x="-2.913cm" svg:y="5.236cm"/>
          <draw:glue-point draw:id="7" svg:x="-4.462cm" svg:y="-4.133cm"/>
          <draw:glue-point draw:id="8" svg:x="-4.462cm" svg:y="4.133cm"/>
          <text:p text:style-name="P2">Develop<text:line-break/>prototype</text:p>
          <draw:enhanced-geometry svg:viewBox="0 0 21600 21600" draw:path-stretchpoint-x="10800" draw:path-stretchpoint-y="10800" draw:text-areas="?f3 ?f4 ?f5 ?f6" draw:type="round-rectangle" draw:modifiers="7151.4333895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xml:id="id66" draw:id="id66" draw:layer="layout" svg:width="4.699cm" svg:height="2.765cm" svg:x="19.243cm" svg:y="1.254cm">
          <draw:glue-point draw:id="4" svg:x="4.517cm" svg:y="4.235cm"/>
          <draw:glue-point draw:id="5" svg:x="2.828cm" svg:y="5.236cm"/>
          <draw:glue-point draw:id="6" svg:x="-2.913cm" svg:y="5.236cm"/>
          <draw:glue-point draw:id="7" svg:x="-4.462cm" svg:y="-4.133cm"/>
          <draw:glue-point draw:id="8" svg:x="-4.462cm" svg:y="4.133cm"/>
          <text:p text:style-name="P2">Evaluate<text:line-break/>prototype</text:p>
          <draw:enhanced-geometry svg:viewBox="0 0 21600 21600" draw:path-stretchpoint-x="10800" draw:path-stretchpoint-y="10800" draw:text-areas="?f3 ?f4 ?f5 ?f6" draw:type="round-rectangle" draw:modifiers="7151.4333895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61" draw:id="id61" draw:layer="layout" svg:width="4.699cm" svg:height="1.604cm" svg:x="1.243cm" svg:y="6.254cm">
          <draw:glue-point draw:id="4" svg:x="4.517cm" svg:y="4.235cm"/>
          <draw:glue-point draw:id="5" svg:x="2.828cm" svg:y="5.236cm"/>
          <draw:glue-point draw:id="6" svg:x="-2.913cm" svg:y="5.236cm"/>
          <draw:glue-point draw:id="7" svg:x="-4.462cm" svg:y="-4.133cm"/>
          <draw:glue-point draw:id="8" svg:x="-4.462cm" svg:y="4.133cm"/>
          <text:p text:style-name="P2">Prototyping<text:line-break/>plan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63" draw:id="id63" draw:layer="layout" svg:width="4.699cm" svg:height="1.604cm" svg:x="7.243cm" svg:y="6.254cm">
          <draw:glue-point draw:id="4" svg:x="4.517cm" svg:y="4.235cm"/>
          <draw:glue-point draw:id="5" svg:x="2.828cm" svg:y="5.236cm"/>
          <draw:glue-point draw:id="6" svg:x="-2.913cm" svg:y="5.236cm"/>
          <draw:glue-point draw:id="7" svg:x="-4.462cm" svg:y="-4.133cm"/>
          <draw:glue-point draw:id="8" svg:x="-4.462cm" svg:y="4.133cm"/>
          <text:p text:style-name="P2">Outline<text:line-break/>definition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65" draw:id="id65" draw:layer="layout" svg:width="4.699cm" svg:height="1.604cm" svg:x="13.243cm" svg:y="6.254cm">
          <draw:glue-point draw:id="4" svg:x="4.517cm" svg:y="4.235cm"/>
          <draw:glue-point draw:id="5" svg:x="2.828cm" svg:y="5.236cm"/>
          <draw:glue-point draw:id="6" svg:x="-2.913cm" svg:y="5.236cm"/>
          <draw:glue-point draw:id="7" svg:x="-4.462cm" svg:y="-4.133cm"/>
          <draw:glue-point draw:id="8" svg:x="-4.462cm" svg:y="4.133cm"/>
          <text:p text:style-name="P2">Executable<text:line-break/>prototype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67" draw:id="id67" draw:layer="layout" svg:width="4.699cm" svg:height="1.604cm" svg:x="19.243cm" svg:y="6.254cm">
          <draw:glue-point draw:id="4" svg:x="4.517cm" svg:y="4.235cm"/>
          <draw:glue-point draw:id="5" svg:x="2.828cm" svg:y="5.236cm"/>
          <draw:glue-point draw:id="6" svg:x="-2.913cm" svg:y="5.236cm"/>
          <draw:glue-point draw:id="7" svg:x="-4.462cm" svg:y="-4.133cm"/>
          <draw:glue-point draw:id="8" svg:x="-4.462cm" svg:y="4.133cm"/>
          <text:p text:style-name="P2">Evaluation<text:line-break/>report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draw:type="line" svg:x1="3.592cm" svg:y1="4.019cm" svg:x2="3.592cm" svg:y2="6.254cm" draw:start-shape="id60" draw:start-glue-point="2" draw:end-shape="id61" draw:end-glue-point="0" svg:d="M3592 4019v2235" svg:viewBox="0 0 1 2236">
          <text:p/>
        </draw:connector>
        <draw:connector draw:style-name="gr5" draw:text-style-name="P4" draw:layer="layout" draw:type="line" svg:x1="9.592cm" svg:y1="4.019cm" svg:x2="9.592cm" svg:y2="6.254cm" draw:start-shape="id62" draw:start-glue-point="2" draw:end-shape="id63" draw:end-glue-point="0" svg:d="M9592 4019v2235" svg:viewBox="0 0 1 2236">
          <text:p/>
        </draw:connector>
        <draw:connector draw:style-name="gr5" draw:text-style-name="P4" draw:layer="layout" draw:type="line" svg:x1="15.592cm" svg:y1="4.019cm" svg:x2="15.592cm" svg:y2="6.254cm" draw:start-shape="id64" draw:start-glue-point="2" draw:end-shape="id65" draw:end-glue-point="0" svg:d="M15592 4019v2235" svg:viewBox="0 0 1 2236">
          <text:p/>
        </draw:connector>
        <draw:connector draw:style-name="gr5" draw:text-style-name="P4" draw:layer="layout" draw:type="line" svg:x1="21.592cm" svg:y1="4.019cm" svg:x2="21.592cm" svg:y2="6.254cm" draw:start-shape="id66" draw:start-glue-point="2" draw:end-shape="id67" draw:end-glue-point="0" svg:d="M21592 4019v2235" svg:viewBox="0 0 1 2236">
          <text:p/>
        </draw:connector>
        <draw:connector draw:style-name="gr5" draw:text-style-name="P4" draw:layer="layout" draw:type="line" svg:x1="5.942cm" svg:y1="2.636cm" svg:x2="7.243cm" svg:y2="2.636cm" draw:start-shape="id60" draw:start-glue-point="1" draw:end-shape="id62" draw:end-glue-point="3" svg:d="M5942 2636h1301" svg:viewBox="0 0 1302 1">
          <text:p/>
        </draw:connector>
        <draw:connector draw:style-name="gr5" draw:text-style-name="P4" draw:layer="layout" draw:type="line" svg:x1="11.942cm" svg:y1="2.636cm" svg:x2="13.243cm" svg:y2="2.636cm" draw:start-shape="id62" draw:start-glue-point="1" draw:end-shape="id64" draw:end-glue-point="3" svg:d="M11942 2636h1301" svg:viewBox="0 0 1302 1">
          <text:p/>
        </draw:connector>
        <draw:connector draw:style-name="gr5" draw:text-style-name="P4" draw:layer="layout" draw:type="line" svg:x1="17.942cm" svg:y1="2.636cm" svg:x2="19.243cm" svg:y2="2.636cm" draw:start-shape="id64" draw:start-glue-point="1" draw:end-shape="id66" draw:end-glue-point="3" svg:d="M17942 2636h1301" svg:viewBox="0 0 1302 1">
          <text:p/>
        </draw:connector>
        <draw:custom-shape draw:style-name="gr4" draw:text-style-name="P3" xml:id="id68" draw:id="id68" draw:layer="layout" svg:width="4.699cm" svg:height="1.778cm" svg:x="1.343cm" svg:y="10.727cm">
          <text:p text:style-name="P2">Define outline<text:line-break/>requirements</text:p>
          <draw:enhanced-geometry svg:viewBox="0 0 21600 21600" draw:path-stretchpoint-x="10800" draw:path-stretchpoint-y="10800" draw:text-areas="?f3 ?f4 ?f5 ?f6" draw:type="round-rectangle" draw:modifiers="7394.26644182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69" draw:id="id69" draw:layer="layout" svg:width="4.699cm" svg:height="1.778cm" svg:x="7.343cm" svg:y="10.728cm">
          <text:p text:style-name="P2">Assign req’ts<text:line-break/>to increments</text:p>
          <draw:enhanced-geometry svg:viewBox="0 0 21600 21600" draw:path-stretchpoint-x="10800" draw:path-stretchpoint-y="10800" draw:text-areas="?f3 ?f4 ?f5 ?f6" draw:type="round-rectangle" draw:modifiers="7394.26644182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70" draw:id="id70" draw:layer="layout" svg:width="4.699cm" svg:height="1.778cm" svg:x="13.343cm" svg:y="10.729cm">
          <text:p text:style-name="P2">Design system<text:line-break/>architecture</text:p>
          <draw:enhanced-geometry svg:viewBox="0 0 21600 21600" draw:path-stretchpoint-x="10800" draw:path-stretchpoint-y="10800" draw:text-areas="?f3 ?f4 ?f5 ?f6" draw:type="round-rectangle" draw:modifiers="7394.26644182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71" draw:id="id71" draw:layer="layout" svg:width="4.699cm" svg:height="1.778cm" svg:x="19.343cm" svg:y="10.73cm">
          <draw:glue-point draw:id="4" svg:x="-2.345cm" svg:y="5.236cm"/>
          <text:p text:style-name="P2">Develop system<text:line-break/>increment</text:p>
          <draw:enhanced-geometry svg:viewBox="0 0 21600 21600" draw:path-stretchpoint-x="10800" draw:path-stretchpoint-y="10800" draw:text-areas="?f3 ?f4 ?f5 ?f6" draw:type="round-rectangle" draw:modifiers="7394.26644182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72" draw:id="id72" draw:layer="layout" svg:width="4.699cm" svg:height="1.778cm" svg:x="1.343cm" svg:y="14.728cm">
          <text:p text:style-name="P2">Validate<text:line-break/>increment</text:p>
          <draw:enhanced-geometry svg:viewBox="0 0 21600 21600" draw:path-stretchpoint-x="10800" draw:path-stretchpoint-y="10800" draw:text-areas="?f3 ?f4 ?f5 ?f6" draw:type="round-rectangle" draw:modifiers="7394.26644182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73" draw:id="id73" draw:layer="layout" svg:width="4.699cm" svg:height="1.778cm" svg:x="7.343cm" svg:y="14.729cm">
          <text:p text:style-name="P2">Integrate<text:line-break/>increment</text:p>
          <draw:enhanced-geometry svg:viewBox="0 0 21600 21600" draw:path-stretchpoint-x="10800" draw:path-stretchpoint-y="10800" draw:text-areas="?f3 ?f4 ?f5 ?f6" draw:type="round-rectangle" draw:modifiers="7394.26644182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74" draw:id="id74" draw:layer="layout" svg:width="4.699cm" svg:height="1.778cm" svg:x="13.343cm" svg:y="14.73cm">
          <text:p text:style-name="P2">Validate<text:line-break/>system</text:p>
          <draw:enhanced-geometry svg:viewBox="0 0 21600 21600" draw:path-stretchpoint-x="10800" draw:path-stretchpoint-y="10800" draw:text-areas="?f3 ?f4 ?f5 ?f6" draw:type="round-rectangle" draw:modifiers="7394.26644182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75" draw:id="id75" draw:layer="layout" svg:width="4.699cm" svg:height="1.778cm" svg:x="19.343cm" svg:y="14.731cm">
          <text:p text:style-name="P2">Deploy<text:line-break/>increment</text:p>
          <draw:enhanced-geometry svg:viewBox="0 0 21600 21600" draw:path-stretchpoint-x="10800" draw:path-stretchpoint-y="10800" draw:text-areas="?f3 ?f4 ?f5 ?f6" draw:type="round-rectangle" draw:modifiers="7394.26644182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draw:type="line" svg:x1="6.042cm" svg:y1="11.616cm" svg:x2="7.343cm" svg:y2="11.617cm" draw:start-shape="id68" draw:start-glue-point="1" draw:end-shape="id69" draw:end-glue-point="3" svg:d="M6042 11616l1301 1" svg:viewBox="0 0 1302 2">
          <text:p/>
        </draw:connector>
        <draw:connector draw:style-name="gr5" draw:text-style-name="P4" draw:layer="layout" draw:type="line" svg:x1="12.042cm" svg:y1="11.617cm" svg:x2="13.343cm" svg:y2="11.618cm" draw:start-shape="id69" draw:start-glue-point="1" draw:end-shape="id70" draw:end-glue-point="3" svg:d="M12042 11617l1301 1" svg:viewBox="0 0 1302 2">
          <text:p/>
        </draw:connector>
        <draw:connector draw:style-name="gr5" draw:text-style-name="P4" draw:layer="layout" draw:type="line" svg:x1="18.042cm" svg:y1="11.618cm" svg:x2="19.343cm" svg:y2="11.619cm" draw:start-shape="id70" draw:start-glue-point="1" draw:end-shape="id71" svg:d="M18042 11618l1301 1" svg:viewBox="0 0 1302 2">
          <text:p/>
        </draw:connector>
        <draw:connector draw:style-name="gr5" draw:text-style-name="P4" draw:layer="layout" draw:type="line" svg:x1="6.042cm" svg:y1="15.617cm" svg:x2="7.343cm" svg:y2="15.618cm" draw:start-shape="id72" draw:start-glue-point="1" draw:end-shape="id73" draw:end-glue-point="3" svg:d="M6042 15617l1301 1" svg:viewBox="0 0 1302 2">
          <text:p/>
        </draw:connector>
        <draw:connector draw:style-name="gr5" draw:text-style-name="P4" draw:layer="layout" draw:type="line" svg:x1="12.042cm" svg:y1="15.618cm" svg:x2="13.343cm" svg:y2="15.619cm" draw:start-shape="id73" draw:start-glue-point="1" draw:end-shape="id74" draw:end-glue-point="3" svg:d="M12042 15618l1301 1" svg:viewBox="0 0 1302 2">
          <text:p/>
        </draw:connector>
        <draw:connector draw:style-name="gr5" draw:text-style-name="P4" draw:layer="layout" draw:type="line" svg:x1="18.042cm" svg:y1="15.619cm" svg:x2="19.343cm" svg:y2="15.62cm" draw:start-shape="id74" draw:start-glue-point="1" draw:end-shape="id75" draw:end-glue-point="3" svg:d="M18042 15619l1301 1" svg:viewBox="0 0 1302 2">
          <text:p/>
        </draw:connector>
        <draw:connector draw:style-name="gr5" draw:text-style-name="P4" draw:layer="layout" draw:type="line" svg:x1="21.692cm" svg:y1="14.731cm" svg:x2="21.692cm" svg:y2="12.508cm" draw:start-shape="id75" draw:start-glue-point="0" draw:end-shape="id71" draw:end-glue-point="2" svg:d="M21692 14731v-2223" svg:viewBox="0 0 1 2224">
          <text:p/>
        </draw:connector>
        <draw:connector draw:style-name="gr5" draw:text-style-name="P4" draw:layer="layout" svg:x1="20.591cm" svg:y1="12.508cm" svg:x2="3.692cm" svg:y2="14.728cm" draw:start-shape="id71" draw:start-glue-point="4" draw:end-shape="id72" draw:end-glue-point="0" svg:d="M20591 12508v1111h-16899v1109" svg:viewBox="0 0 16900 2221">
          <text:p/>
        </draw:connector>
        <draw:custom-shape draw:style-name="gr20" draw:text-style-name="P3" xml:id="id76" draw:id="id76" draw:layer="layout" svg:width="2.667cm" svg:height="1.651cm" svg:x="20.355cm" svg:y="19.029cm">
          <text:p text:style-name="P2">Final<text:line-break/>system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21.692cm" svg:y1="16.509cm" svg:x2="21.688cm" svg:y2="19.029cm" draw:start-shape="id75" draw:start-glue-point="2" draw:end-shape="id76" draw:end-glue-point="0" svg:d="M21692 16509l-4 2520" svg:viewBox="0 0 5 2521">
          <text:p/>
        </draw:connector>
        <draw:frame draw:style-name="gr7" draw:text-style-name="P7" draw:layer="layout" svg:width="3.914cm" svg:height="1.673cm" svg:x="22.336cm" svg:y="12.773cm">
          <draw:text-box>
            <text:p>System<text:line-break/>incomplete?</text:p>
          </draw:text-box>
        </draw:frame>
        <draw:frame draw:style-name="gr7" draw:text-style-name="P7" draw:layer="layout" svg:width="3.423cm" svg:height="1.673cm" svg:x="22.336cm" svg:y="16.974cm">
          <draw:text-box>
            <text:p>System<text:line-break/>complete?</text:p>
          </draw:text-box>
        </draw:frame>
      </draw:page>
      <draw:page draw:name="page6" draw:style-name="dp1" draw:master-page-name="Default">
        <draw:custom-shape draw:style-name="gr21" draw:text-style-name="P6" draw:layer="layout" svg:width="9.017cm" svg:height="9.017cm" svg:x="5.445cm" svg:y="1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3.302cm" svg:height="1.143cm" svg:x="8.302cm" svg:y="1.172cm">
          <text:p text:style-name="P2">Measure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3.302cm" svg:height="1.143cm" svg:x="12.602cm" svg:y="6.572cm">
          <text:p text:style-name="P2">Analyze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3.302cm" svg:height="1.143cm" svg:x="4.002cm" svg:y="6.572cm">
          <text:p text:style-name="P2">Change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254cm" svg:height="0.381cm" draw:transform="rotate (0.463559449329694) translate (5.623cm 7.6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8" draw:layer="layout" svg:width="0.247cm" svg:height="0.38cm" draw:transform="skewX (-0.010471975511966) rotate (0.170867733770245) translate (14.259cm 6.355cm)">
          <text:p/>
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8" draw:layer="layout" svg:width="0.245cm" svg:height="0.352cm" draw:transform="skewX (-0.0736528944341607) rotate (-1.95145263665486) translate (8.422cm 1.741cm)">
          <text:p/>
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10" xml:id="id77" draw:id="id77" draw:layer="layout" svg:width="3.948cm" svg:height="1.604cm" svg:x="1.243cm" svg:y="24.255cm">
          <draw:glue-point draw:id="4" svg:x="4.517cm" svg:y="4.235cm"/>
          <draw:glue-point draw:id="5" svg:x="2.828cm" svg:y="5.236cm"/>
          <draw:glue-point draw:id="6" svg:x="-2.913cm" svg:y="5.236cm"/>
          <draw:glue-point draw:id="7" svg:x="-4.462cm" svg:y="-4.133cm"/>
          <draw:glue-point draw:id="8" svg:x="-4.462cm" svg:y="4.133cm"/>
          <text:p text:style-name="P9"><text:span text:style-name="T1">Level 1</text:span><text:span text:style-name="T2"><text:line-break/></text:span><text:span text:style-name="T2">Initial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0" xml:id="id78" draw:id="id78" draw:layer="layout" svg:width="3.948cm" svg:height="1.604cm" svg:x="5.244cm" svg:y="22.356cm">
          <draw:glue-point draw:id="4" svg:x="4.517cm" svg:y="4.235cm"/>
          <draw:glue-point draw:id="5" svg:x="2.828cm" svg:y="5.236cm"/>
          <draw:glue-point draw:id="6" svg:x="-2.913cm" svg:y="5.236cm"/>
          <draw:glue-point draw:id="7" svg:x="-4.462cm" svg:y="-4.133cm"/>
          <draw:glue-point draw:id="8" svg:x="-4.462cm" svg:y="4.133cm"/>
          <text:p text:style-name="P9"><text:span text:style-name="T1">Level 2</text:span><text:span text:style-name="T2"><text:line-break/></text:span><text:span text:style-name="T2">Manag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0" xml:id="id79" draw:id="id79" draw:layer="layout" svg:width="3.948cm" svg:height="1.604cm" svg:x="9.245cm" svg:y="20.457cm">
          <draw:glue-point draw:id="4" svg:x="4.517cm" svg:y="4.235cm"/>
          <draw:glue-point draw:id="5" svg:x="2.828cm" svg:y="5.236cm"/>
          <draw:glue-point draw:id="6" svg:x="-2.913cm" svg:y="5.236cm"/>
          <draw:glue-point draw:id="7" svg:x="-4.462cm" svg:y="-4.133cm"/>
          <draw:glue-point draw:id="8" svg:x="-4.462cm" svg:y="4.133cm"/>
          <text:p text:style-name="P9"><text:span text:style-name="T1">Level 3</text:span><text:span text:style-name="T2"><text:line-break/></text:span><text:span text:style-name="T2">Defin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0" xml:id="id80" draw:id="id80" draw:layer="layout" svg:width="4.264cm" svg:height="2.379cm" svg:x="13.246cm" svg:y="17.758cm">
          <draw:glue-point draw:id="4" svg:x="4.517cm" svg:y="4.235cm"/>
          <draw:glue-point draw:id="5" svg:x="2.828cm" svg:y="5.236cm"/>
          <draw:glue-point draw:id="6" svg:x="-2.913cm" svg:y="5.236cm"/>
          <draw:glue-point draw:id="7" svg:x="-4.462cm" svg:y="-4.133cm"/>
          <draw:glue-point draw:id="8" svg:x="-4.462cm" svg:y="4.133cm"/>
          <text:p text:style-name="P9"><text:span text:style-name="T1">Level 4</text:span><text:span text:style-name="T2"><text:line-break/></text:span><text:span text:style-name="T2">Quantitativel</text:span><text:span text:style-name="T2">y</text:span><text:span text:style-name="T2"><text:line-break/></text:span><text:span text:style-name="T2">manag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0" xml:id="id81" draw:id="id81" draw:layer="layout" svg:width="3.948cm" svg:height="1.604cm" svg:x="17.547cm" svg:y="15.759cm">
          <draw:glue-point draw:id="4" svg:x="4.517cm" svg:y="4.235cm"/>
          <draw:glue-point draw:id="5" svg:x="2.828cm" svg:y="5.236cm"/>
          <draw:glue-point draw:id="6" svg:x="-2.913cm" svg:y="5.236cm"/>
          <draw:glue-point draw:id="7" svg:x="-4.462cm" svg:y="-4.133cm"/>
          <draw:glue-point draw:id="8" svg:x="-4.462cm" svg:y="4.133cm"/>
          <text:p text:style-name="P9"><text:span text:style-name="T1">Level 5</text:span><text:span text:style-name="T2"><text:line-break/></text:span><text:span text:style-name="T2">Optimizing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3.217cm" svg:y1="24.255cm" svg:x2="5.244cm" svg:y2="23.158cm" draw:start-shape="id77" draw:start-glue-point="0" draw:end-shape="id78" draw:end-glue-point="3" svg:d="M3217 24255v-1097h2027" svg:viewBox="0 0 2028 1098">
          <text:p/>
        </draw:connector>
        <draw:connector draw:style-name="gr5" draw:text-style-name="P4" draw:layer="layout" svg:x1="7.218cm" svg:y1="22.356cm" svg:x2="9.245cm" svg:y2="21.259cm" draw:start-shape="id78" draw:start-glue-point="0" draw:end-shape="id79" draw:end-glue-point="3" svg:d="M7218 22356v-1097h2027" svg:viewBox="0 0 2028 1098">
          <text:p/>
        </draw:connector>
        <draw:connector draw:style-name="gr5" draw:text-style-name="P4" draw:layer="layout" svg:x1="11.219cm" svg:y1="20.457cm" svg:x2="13.246cm" svg:y2="18.947cm" draw:start-shape="id79" draw:start-glue-point="0" draw:end-shape="id80" draw:end-glue-point="3" svg:d="M11219 20457v-1510h2027" svg:viewBox="0 0 2028 1511">
          <text:p/>
        </draw:connector>
        <draw:connector draw:style-name="gr5" draw:text-style-name="P4" draw:layer="layout" svg:x1="15.378cm" svg:y1="17.758cm" svg:x2="17.547cm" svg:y2="16.561cm" draw:start-shape="id80" draw:start-glue-point="0" draw:end-shape="id81" svg:d="M15378 17758v-1197h2169" svg:viewBox="0 0 2170 119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03:06:54.566572833</meta:creation-date>
    <meta:generator>LibreOffice/6.4.4.2$Linux_X86_64 LibreOffice_project/40$Build-2</meta:generator>
    <dc:date>2020-07-25T04:22:40.355387544</dc:date>
    <meta:editing-duration>PT11M58S</meta:editing-duration>
    <meta:editing-cycles>6</meta:editing-cycles>
    <meta:document-statistic meta:object-count="205"/>
  </office:meta>
</office:document-meta>
</file>